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5" style:family="table-row">
      <style:table-row-properties style:min-row-height="0.3014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a9f9e" officeooo:paragraph-rsid="008a49bf"/>
    </style:style>
    <style:style style:name="P2" style:family="paragraph" style:parent-style-name="Standard">
      <style:text-properties officeooo:rsid="002a9f9e" officeooo:paragraph-rsid="00f2f491"/>
    </style:style>
    <style:style style:name="P3" style:family="paragraph" style:parent-style-name="Standard">
      <style:text-properties officeooo:rsid="001b4818" officeooo:paragraph-rsid="001b4818"/>
    </style:style>
    <style:style style:name="P4" style:family="paragraph" style:parent-style-name="Standard">
      <style:text-properties officeooo:rsid="001b4818" officeooo:paragraph-rsid="00d378ae"/>
    </style:style>
    <style:style style:name="P5" style:family="paragraph" style:parent-style-name="Standard">
      <style:text-properties officeooo:rsid="001b4818" officeooo:paragraph-rsid="01061379"/>
    </style:style>
    <style:style style:name="P6" style:family="paragraph" style:parent-style-name="Standard">
      <style:text-properties officeooo:rsid="001b4818" officeooo:paragraph-rsid="011fb417"/>
    </style:style>
    <style:style style:name="P7" style:family="paragraph" style:parent-style-name="Standard">
      <style:text-properties officeooo:rsid="001b4818" officeooo:paragraph-rsid="0169d798"/>
    </style:style>
    <style:style style:name="P8" style:family="paragraph" style:parent-style-name="Standard">
      <style:text-properties officeooo:rsid="001b4818" officeooo:paragraph-rsid="01b0252a"/>
    </style:style>
    <style:style style:name="P9" style:family="paragraph" style:parent-style-name="Standard">
      <style:text-properties officeooo:rsid="001b4818" officeooo:paragraph-rsid="01bf1b23"/>
    </style:style>
    <style:style style:name="P10" style:family="paragraph" style:parent-style-name="Standard">
      <style:text-properties fo:font-weight="bold" officeooo:rsid="002a9f9e" officeooo:paragraph-rsid="00c1c6d4" style:font-weight-asian="bold" style:font-weight-complex="bold"/>
    </style:style>
    <style:style style:name="P11" style:family="paragraph" style:parent-style-name="Standard">
      <style:text-properties fo:font-weight="bold" officeooo:rsid="002a9f9e" officeooo:paragraph-rsid="0169d798" style:font-weight-asian="bold" style:font-weight-complex="bold"/>
    </style:style>
    <style:style style:name="P12" style:family="paragraph" style:parent-style-name="Standard">
      <style:text-properties fo:font-weight="bold" officeooo:rsid="00c7ba83" officeooo:paragraph-rsid="00c7ba83" style:font-weight-asian="bold" style:font-weight-complex="bold"/>
    </style:style>
    <style:style style:name="P13" style:family="paragraph" style:parent-style-name="Standard">
      <style:text-properties fo:font-weight="bold" officeooo:rsid="00fc9e42" officeooo:paragraph-rsid="00fc9e42" style:font-weight-asian="bold" style:font-weight-complex="bold"/>
    </style:style>
    <style:style style:name="P14" style:family="paragraph" style:parent-style-name="Standard">
      <style:text-properties fo:font-weight="bold" officeooo:rsid="00fc9e42" officeooo:paragraph-rsid="010192b9" style:font-weight-asian="bold" style:font-weight-complex="bold"/>
    </style:style>
    <style:style style:name="P15" style:family="paragraph" style:parent-style-name="Standard">
      <style:text-properties fo:font-weight="bold" officeooo:rsid="00fc9e42" officeooo:paragraph-rsid="0103cd76" style:font-weight-asian="bold" style:font-weight-complex="bold"/>
    </style:style>
    <style:style style:name="P16" style:family="paragraph" style:parent-style-name="Standard">
      <style:text-properties officeooo:rsid="00253712" officeooo:paragraph-rsid="0169d798"/>
    </style:style>
    <style:style style:name="P17" style:family="paragraph" style:parent-style-name="Standard">
      <style:text-properties fo:color="#ff3333" officeooo:rsid="001b4818" officeooo:paragraph-rsid="00d282aa"/>
    </style:style>
    <style:style style:name="P18" style:family="paragraph" style:parent-style-name="Standard">
      <style:text-properties fo:color="#ff3333" fo:font-weight="bold" officeooo:rsid="001b4818" officeooo:paragraph-rsid="00b62e07" style:font-weight-asian="bold" style:font-weight-complex="bold"/>
    </style:style>
    <style:style style:name="P19" style:family="paragraph" style:parent-style-name="Standard">
      <style:text-properties fo:color="#ff3333" officeooo:rsid="00e1760c" officeooo:paragraph-rsid="00e1760c"/>
    </style:style>
    <style:style style:name="P20" style:family="paragraph" style:parent-style-name="Standard">
      <style:text-properties fo:color="#ff3333" officeooo:rsid="01b4ccfb" officeooo:paragraph-rsid="01bf1b23"/>
    </style:style>
    <style:style style:name="P21" style:family="paragraph" style:parent-style-name="Standard">
      <style:text-properties fo:color="#ff3333" officeooo:rsid="01bf1b23" officeooo:paragraph-rsid="01bf1b23"/>
    </style:style>
    <style:style style:name="P22" style:family="paragraph" style:parent-style-name="Standard">
      <style:text-properties officeooo:rsid="00b433be" officeooo:paragraph-rsid="00b433be"/>
    </style:style>
    <style:style style:name="P23" style:family="paragraph" style:parent-style-name="Standard">
      <style:text-properties fo:font-size="100pt" officeooo:rsid="00b433be" officeooo:paragraph-rsid="00b433be" style:font-size-asian="100pt" style:font-size-complex="100pt"/>
    </style:style>
    <style:style style:name="P24" style:family="paragraph" style:parent-style-name="Standard">
      <style:text-properties officeooo:rsid="00b7ba3c" officeooo:paragraph-rsid="00b7ba3c"/>
    </style:style>
    <style:style style:name="P25" style:family="paragraph" style:parent-style-name="Standard">
      <style:text-properties officeooo:rsid="00b96c5d" officeooo:paragraph-rsid="00b96c5d"/>
    </style:style>
    <style:style style:name="P26" style:family="paragraph" style:parent-style-name="Standard">
      <style:text-properties officeooo:rsid="00c258df" officeooo:paragraph-rsid="00c258df"/>
    </style:style>
    <style:style style:name="P27" style:family="paragraph" style:parent-style-name="Standard">
      <style:text-properties officeooo:rsid="00c7ba83" officeooo:paragraph-rsid="00c7ba83"/>
    </style:style>
    <style:style style:name="P28" style:family="paragraph" style:parent-style-name="Standard">
      <style:text-properties officeooo:rsid="00c7c8cb" officeooo:paragraph-rsid="00c7c8cb"/>
    </style:style>
    <style:style style:name="P29" style:family="paragraph" style:parent-style-name="Standard">
      <style:text-properties officeooo:rsid="00c7c8cb" officeooo:paragraph-rsid="0181d0ca"/>
    </style:style>
    <style:style style:name="P30" style:family="paragraph" style:parent-style-name="Standard">
      <style:text-properties officeooo:rsid="00c89aef" officeooo:paragraph-rsid="00c89aef"/>
    </style:style>
    <style:style style:name="P31" style:family="paragraph" style:parent-style-name="Standard">
      <style:text-properties officeooo:rsid="00c93da1" officeooo:paragraph-rsid="00c93da1"/>
    </style:style>
    <style:style style:name="P32" style:family="paragraph" style:parent-style-name="Standard">
      <style:text-properties officeooo:rsid="00d378ae" officeooo:paragraph-rsid="00d378ae"/>
    </style:style>
    <style:style style:name="P33" style:family="paragraph" style:parent-style-name="Standard">
      <style:text-properties fo:font-weight="normal" officeooo:rsid="00e4bfcd" officeooo:paragraph-rsid="01413ffa" style:font-weight-asian="normal" style:font-weight-complex="normal"/>
    </style:style>
    <style:style style:name="P34" style:family="paragraph" style:parent-style-name="Standard">
      <style:text-properties fo:font-weight="normal" officeooo:rsid="00e65f4a" officeooo:paragraph-rsid="00e8685e" style:font-weight-asian="normal" style:font-weight-complex="normal"/>
    </style:style>
    <style:style style:name="P35" style:family="paragraph" style:parent-style-name="Standard">
      <style:text-properties fo:font-weight="normal" officeooo:rsid="0122dfe7" officeooo:paragraph-rsid="0122dfe7" style:font-weight-asian="normal" style:font-weight-complex="normal"/>
    </style:style>
    <style:style style:name="P36" style:family="paragraph" style:parent-style-name="Standard">
      <style:text-properties fo:font-weight="normal" officeooo:rsid="001b4818" officeooo:paragraph-rsid="00d282aa" style:font-weight-asian="normal" style:font-weight-complex="normal"/>
    </style:style>
    <style:style style:name="P37" style:family="paragraph" style:parent-style-name="Standard">
      <style:text-properties fo:font-weight="normal" officeooo:rsid="0148fd9d" officeooo:paragraph-rsid="0148fd9d" style:font-weight-asian="normal" style:font-weight-complex="normal"/>
    </style:style>
    <style:style style:name="P38" style:family="paragraph" style:parent-style-name="Standard">
      <style:text-properties officeooo:rsid="010cbfc2" officeooo:paragraph-rsid="010cbfc2"/>
    </style:style>
    <style:style style:name="P39" style:family="paragraph" style:parent-style-name="Standard">
      <style:text-properties officeooo:rsid="0167471e" officeooo:paragraph-rsid="0169d798"/>
    </style:style>
    <style:style style:name="P40" style:family="paragraph" style:parent-style-name="Standard">
      <style:text-properties officeooo:rsid="0026cafc" officeooo:paragraph-rsid="0169d798"/>
    </style:style>
    <style:style style:name="P41" style:family="paragraph" style:parent-style-name="Standard">
      <style:text-properties officeooo:rsid="01826d63" officeooo:paragraph-rsid="01826d63"/>
    </style:style>
    <style:style style:name="P42" style:family="paragraph" style:parent-style-name="Standard">
      <style:text-properties officeooo:rsid="0185753d" officeooo:paragraph-rsid="0185753d"/>
    </style:style>
    <style:style style:name="P43" style:family="paragraph" style:parent-style-name="Standard">
      <style:text-properties officeooo:rsid="01b4ccfb" officeooo:paragraph-rsid="01b4ccfb"/>
    </style:style>
    <style:style style:name="P44" style:family="paragraph" style:parent-style-name="Standard">
      <style:text-properties officeooo:rsid="01cad525" officeooo:paragraph-rsid="01ccdf1b"/>
    </style:style>
    <style:style style:name="P45" style:family="paragraph" style:parent-style-name="Standard">
      <style:text-properties officeooo:rsid="02090767" officeooo:paragraph-rsid="02090767"/>
    </style:style>
    <style:style style:name="P46" style:family="paragraph" style:parent-style-name="Standard">
      <style:text-properties officeooo:rsid="020cb88a" officeooo:paragraph-rsid="020cb88a"/>
    </style:style>
    <style:style style:name="P47" style:family="paragraph" style:parent-style-name="Standard">
      <style:text-properties officeooo:rsid="011fb417" officeooo:paragraph-rsid="011fb417"/>
    </style:style>
    <style:style style:name="P48" style:family="paragraph" style:parent-style-name="Standard">
      <style:text-properties officeooo:rsid="01ec90ea" officeooo:paragraph-rsid="01b4ccfb"/>
    </style:style>
    <style:style style:name="P49" style:family="paragraph" style:parent-style-name="Standard">
      <style:text-properties officeooo:rsid="00feb154" officeooo:paragraph-rsid="01b0252a"/>
    </style:style>
    <style:style style:name="P50" style:family="paragraph" style:parent-style-name="Standard">
      <style:text-properties officeooo:rsid="02457ee9" officeooo:paragraph-rsid="02457ee9"/>
    </style:style>
    <style:style style:name="P51" style:family="paragraph" style:parent-style-name="Standard">
      <style:text-properties officeooo:rsid="02482ad3" officeooo:paragraph-rsid="02465947"/>
    </style:style>
    <style:style style:name="P52" style:family="paragraph" style:parent-style-name="Text_20_body">
      <style:text-properties officeooo:rsid="00f41a4b" officeooo:paragraph-rsid="00f41a4b"/>
    </style:style>
    <style:style style:name="P53" style:family="paragraph" style:parent-style-name="Text_20_body">
      <style:text-properties officeooo:paragraph-rsid="01219691"/>
    </style:style>
    <style:style style:name="P54" style:family="paragraph" style:parent-style-name="Text_20_body">
      <style:text-properties officeooo:rsid="0153ed05" officeooo:paragraph-rsid="0153ed05"/>
    </style:style>
    <style:style style:name="P55" style:family="paragraph" style:parent-style-name="Text_20_body">
      <style:text-properties officeooo:rsid="01589f26" officeooo:paragraph-rsid="01589f26"/>
    </style:style>
    <style:style style:name="P56" style:family="paragraph" style:parent-style-name="Text_20_body">
      <style:text-properties officeooo:rsid="01a684a6" officeooo:paragraph-rsid="01a684a6"/>
    </style:style>
    <style:style style:name="P57" style:family="paragraph" style:parent-style-name="Text_20_body">
      <style:text-properties officeooo:paragraph-rsid="01ae774c"/>
    </style:style>
    <style:style style:name="P58" style:family="paragraph" style:parent-style-name="Text_20_body">
      <style:text-properties officeooo:rsid="01c14e47" officeooo:paragraph-rsid="01c14e47"/>
    </style:style>
    <style:style style:name="P59" style:family="paragraph" style:parent-style-name="Text_20_body">
      <style:text-properties officeooo:rsid="01c14e47" officeooo:paragraph-rsid="01ae774c"/>
    </style:style>
    <style:style style:name="P60" style:family="paragraph" style:parent-style-name="Text_20_body">
      <style:text-properties officeooo:rsid="01c262a1" officeooo:paragraph-rsid="01c262a1"/>
    </style:style>
    <style:style style:name="P61" style:family="paragraph" style:parent-style-name="Text_20_body">
      <style:text-properties officeooo:rsid="01d6117c" officeooo:paragraph-rsid="01d6117c"/>
    </style:style>
    <style:style style:name="P62" style:family="paragraph" style:parent-style-name="Text_20_body">
      <style:text-properties officeooo:rsid="01d9b5a9" officeooo:paragraph-rsid="020e88b1"/>
    </style:style>
    <style:style style:name="P63" style:family="paragraph" style:parent-style-name="Text_20_body">
      <style:text-properties officeooo:rsid="01e7bf3b" officeooo:paragraph-rsid="01e7bf3b"/>
    </style:style>
    <style:style style:name="P64" style:family="paragraph" style:parent-style-name="Text_20_body">
      <style:text-properties fo:color="#ff3333" officeooo:rsid="01f576bf" officeooo:paragraph-rsid="01f576bf"/>
    </style:style>
    <style:style style:name="P65" style:family="paragraph" style:parent-style-name="Text_20_body">
      <style:text-properties officeooo:rsid="01ffd3df" officeooo:paragraph-rsid="01ffd3df"/>
    </style:style>
    <style:style style:name="P66" style:family="paragraph" style:parent-style-name="Text_20_body">
      <style:text-properties officeooo:rsid="02214b00" officeooo:paragraph-rsid="02214b00"/>
    </style:style>
    <style:style style:name="P67" style:family="paragraph" style:parent-style-name="Text_20_body">
      <style:text-properties officeooo:rsid="0223403e" officeooo:paragraph-rsid="0223403e"/>
    </style:style>
    <style:style style:name="P68" style:family="paragraph" style:parent-style-name="Text_20_body">
      <style:text-properties officeooo:paragraph-rsid="02552a8b"/>
    </style:style>
    <style:style style:name="P69" style:family="paragraph" style:parent-style-name="Text_20_body">
      <style:text-properties officeooo:rsid="01a4e759" officeooo:paragraph-rsid="01a4e759"/>
    </style:style>
    <style:style style:name="P70" style:family="paragraph" style:parent-style-name="Heading">
      <style:text-properties officeooo:paragraph-rsid="01026e90"/>
    </style:style>
    <style:style style:name="P71" style:family="paragraph" style:parent-style-name="Heading">
      <style:text-properties fo:font-weight="normal" officeooo:rsid="002a9f9e" officeooo:paragraph-rsid="01026e90" style:font-weight-asian="normal" style:font-weight-complex="normal"/>
    </style:style>
    <style:style style:name="P72" style:family="paragraph" style:parent-style-name="Heading">
      <style:text-properties officeooo:rsid="02012976" officeooo:paragraph-rsid="02012976"/>
    </style:style>
    <style:style style:name="P73" style:family="paragraph" style:parent-style-name="Heading">
      <style:paragraph-properties fo:break-before="page"/>
      <style:text-properties officeooo:paragraph-rsid="0169d798"/>
    </style:style>
    <style:style style:name="P74" style:family="paragraph" style:parent-style-name="Table_20_Contents">
      <style:text-properties officeooo:rsid="010192b9"/>
    </style:style>
    <style:style style:name="P75" style:family="paragraph" style:parent-style-name="Table_20_Contents">
      <style:text-properties officeooo:rsid="010192b9" officeooo:paragraph-rsid="010192b9"/>
    </style:style>
    <style:style style:name="P76" style:family="paragraph" style:parent-style-name="Table_20_Contents">
      <style:text-properties officeooo:rsid="010352d1" officeooo:paragraph-rsid="010352d1"/>
    </style:style>
    <style:style style:name="P77" style:family="paragraph" style:parent-style-name="Table_20_Contents">
      <style:text-properties officeooo:rsid="0103cd76" officeooo:paragraph-rsid="0103cd76"/>
    </style:style>
    <style:style style:name="P78" style:family="paragraph" style:parent-style-name="Table_20_Contents">
      <style:text-properties officeooo:rsid="017e41ca" officeooo:paragraph-rsid="017e41ca"/>
    </style:style>
    <style:style style:name="P79" style:family="paragraph" style:parent-style-name="Standard" style:list-style-name="L2">
      <style:text-properties officeooo:paragraph-rsid="00dea078"/>
    </style:style>
    <style:style style:name="P80" style:family="paragraph" style:parent-style-name="Standard" style:list-style-name="L2">
      <style:text-properties officeooo:paragraph-rsid="00d282aa"/>
    </style:style>
    <style:style style:name="P81" style:family="paragraph" style:parent-style-name="Standard" style:list-style-name="L2">
      <style:text-properties style:use-window-font-color="true" officeooo:rsid="01336c14" officeooo:paragraph-rsid="01356b7d"/>
    </style:style>
    <style:style style:name="P82" style:family="paragraph" style:parent-style-name="Standard" style:list-style-name="L2">
      <style:text-properties style:use-window-font-color="true" officeooo:rsid="00d378ae" officeooo:paragraph-rsid="01356b7d"/>
    </style:style>
    <style:style style:name="P83" style:family="paragraph" style:parent-style-name="Standard" style:list-style-name="L2">
      <style:text-properties style:use-window-font-color="true" officeooo:rsid="01356b7d" officeooo:paragraph-rsid="01356b7d"/>
    </style:style>
    <style:style style:name="P84" style:family="paragraph" style:parent-style-name="Standard" style:list-style-name="L2">
      <style:text-properties officeooo:rsid="012a2800" officeooo:paragraph-rsid="00dea078"/>
    </style:style>
    <style:style style:name="P85" style:family="paragraph" style:parent-style-name="Standard" style:list-style-name="L2">
      <style:text-properties officeooo:rsid="001b4818" officeooo:paragraph-rsid="00d378ae"/>
    </style:style>
    <style:style style:name="P86" style:family="paragraph" style:parent-style-name="Standard" style:list-style-name="L2">
      <style:text-properties officeooo:rsid="00d378ae" officeooo:paragraph-rsid="00d68ef8"/>
    </style:style>
    <style:style style:name="P87" style:family="paragraph" style:parent-style-name="Standard" style:list-style-name="L2">
      <style:text-properties officeooo:rsid="00d378ae" officeooo:paragraph-rsid="01321d68"/>
    </style:style>
    <style:style style:name="P88" style:family="paragraph" style:parent-style-name="Standard" style:list-style-name="L2">
      <style:text-properties officeooo:rsid="00d378ae" officeooo:paragraph-rsid="0109dfda"/>
    </style:style>
    <style:style style:name="P89" style:family="paragraph" style:parent-style-name="Standard" style:list-style-name="L2">
      <style:text-properties officeooo:rsid="00d378ae" officeooo:paragraph-rsid="010cbfc2"/>
    </style:style>
    <style:style style:name="P90" style:family="paragraph" style:parent-style-name="Standard" style:list-style-name="L2">
      <style:text-properties officeooo:rsid="00d378ae" officeooo:paragraph-rsid="010d7386"/>
    </style:style>
    <style:style style:name="P91" style:family="paragraph" style:parent-style-name="Standard" style:list-style-name="L2">
      <style:text-properties officeooo:rsid="00d378ae" officeooo:paragraph-rsid="00d378ae"/>
    </style:style>
    <style:style style:name="P92" style:family="paragraph" style:parent-style-name="Standard" style:list-style-name="L2">
      <style:text-properties officeooo:rsid="00df119d" officeooo:paragraph-rsid="00df119d"/>
    </style:style>
    <style:style style:name="P93" style:family="paragraph" style:parent-style-name="Standard" style:list-style-name="L2">
      <style:text-properties officeooo:rsid="00e22b99" officeooo:paragraph-rsid="00e22b99"/>
    </style:style>
    <style:style style:name="P94" style:family="paragraph" style:parent-style-name="Standard" style:list-style-name="L2">
      <style:text-properties officeooo:rsid="0123827c" officeooo:paragraph-rsid="0123827c"/>
    </style:style>
    <style:style style:name="P95" style:family="paragraph" style:parent-style-name="Standard" style:list-style-name="L2">
      <style:text-properties officeooo:rsid="0129f110" officeooo:paragraph-rsid="019bafd0"/>
    </style:style>
    <style:style style:name="P96" style:family="paragraph" style:parent-style-name="Standard" style:list-style-name="L3">
      <style:text-properties officeooo:rsid="009f5cc6" officeooo:paragraph-rsid="00f2f491"/>
    </style:style>
    <style:style style:name="P97" style:family="paragraph" style:parent-style-name="Standard" style:list-style-name="L4">
      <style:text-properties officeooo:rsid="009f5cc6" officeooo:paragraph-rsid="00f2f491"/>
    </style:style>
    <style:style style:name="P98" style:family="paragraph" style:parent-style-name="Standard" style:list-style-name="L3">
      <style:text-properties officeooo:rsid="002a9f9e" officeooo:paragraph-rsid="0225ab6c"/>
    </style:style>
    <style:style style:name="P99" style:family="paragraph" style:parent-style-name="Standard" style:list-style-name="L4">
      <style:text-properties officeooo:rsid="002a9f9e" officeooo:paragraph-rsid="022b18fa"/>
    </style:style>
    <style:style style:name="P100" style:family="paragraph" style:parent-style-name="Standard" style:list-style-name="L4">
      <style:text-properties officeooo:rsid="002a9f9e" officeooo:paragraph-rsid="0223f783"/>
    </style:style>
    <style:style style:name="P101" style:family="paragraph" style:parent-style-name="Standard" style:list-style-name="L4">
      <style:text-properties officeooo:rsid="002a9f9e" officeooo:paragraph-rsid="02330f29"/>
    </style:style>
    <style:style style:name="P102" style:family="paragraph" style:parent-style-name="Standard" style:list-style-name="L4">
      <style:text-properties officeooo:rsid="002a9f9e" officeooo:paragraph-rsid="02358b99"/>
    </style:style>
    <style:style style:name="P103" style:family="paragraph" style:parent-style-name="Standard" style:list-style-name="L4">
      <style:text-properties officeooo:rsid="002a9f9e" officeooo:paragraph-rsid="02373bda"/>
    </style:style>
    <style:style style:name="P104" style:family="paragraph" style:parent-style-name="Standard">
      <style:text-properties officeooo:rsid="002a9f9e" officeooo:paragraph-rsid="025ba9e7"/>
    </style:style>
    <style:style style:name="P105" style:family="paragraph" style:parent-style-name="Standard" style:list-style-name="L3">
      <style:text-properties officeooo:rsid="024be338" officeooo:paragraph-rsid="024be338"/>
    </style:style>
    <style:style style:name="P106" style:family="paragraph" style:parent-style-name="Standard" style:list-style-name="L3">
      <style:text-properties officeooo:rsid="024be338" officeooo:paragraph-rsid="024db6c3"/>
    </style:style>
    <style:style style:name="P107" style:family="paragraph" style:parent-style-name="Standard" style:list-style-name="L3">
      <style:text-properties officeooo:rsid="0252e03f" officeooo:paragraph-rsid="0252e03f"/>
    </style:style>
    <style:style style:name="P108" style:family="paragraph" style:parent-style-name="Standard" style:list-style-name="L3">
      <style:text-properties fo:color="#ff3333" officeooo:rsid="0250ff23" officeooo:paragraph-rsid="0252e03f"/>
    </style:style>
    <style:style style:name="P109" style:family="paragraph" style:parent-style-name="Standard" style:list-style-name="L3">
      <style:text-properties fo:color="#ff3333" officeooo:rsid="0252f39a" officeooo:paragraph-rsid="0252f39a"/>
    </style:style>
    <style:style style:name="P110" style:family="paragraph" style:parent-style-name="Standard" style:list-style-name="L6">
      <style:text-properties fo:color="#ff3333" fo:font-weight="normal" officeooo:rsid="015030cc" officeooo:paragraph-rsid="015030cc" style:font-weight-asian="normal" style:font-weight-complex="normal"/>
    </style:style>
    <style:style style:name="P111" style:family="paragraph" style:parent-style-name="Standard" style:list-style-name="L9">
      <style:text-properties fo:color="#ff3333" fo:font-weight="bold" officeooo:rsid="00874eb2" officeooo:paragraph-rsid="01a38b76" style:font-weight-asian="bold" style:font-weight-complex="bold"/>
    </style:style>
    <style:style style:name="P112" style:family="paragraph" style:parent-style-name="Standard" style:list-style-name="L3">
      <style:text-properties officeooo:rsid="0252f39a" officeooo:paragraph-rsid="024eb4b3"/>
    </style:style>
    <style:style style:name="P113" style:family="paragraph" style:parent-style-name="Standard" style:list-style-name="L3">
      <style:text-properties officeooo:rsid="0250ff23" officeooo:paragraph-rsid="024eb4b3"/>
    </style:style>
    <style:style style:name="P114" style:family="paragraph" style:parent-style-name="Standard" style:list-style-name="L3">
      <style:text-properties officeooo:rsid="024eb4b3" officeooo:paragraph-rsid="024eb4b3"/>
    </style:style>
    <style:style style:name="P115" style:family="paragraph" style:parent-style-name="Standard" style:list-style-name="L3">
      <style:text-properties officeooo:rsid="02482ad3" officeooo:paragraph-rsid="02482ad3"/>
    </style:style>
    <style:style style:name="P116" style:family="paragraph" style:parent-style-name="Standard" style:list-style-name="L4">
      <style:text-properties officeooo:rsid="0233bbab" officeooo:paragraph-rsid="0233bbab"/>
    </style:style>
    <style:style style:name="P117" style:family="paragraph" style:parent-style-name="Standard" style:list-style-name="L4">
      <style:text-properties officeooo:rsid="0235d42a" officeooo:paragraph-rsid="0235d42a"/>
    </style:style>
    <style:style style:name="P118" style:family="paragraph" style:parent-style-name="Standard" style:list-style-name="L4">
      <style:text-properties officeooo:rsid="0235d42a" officeooo:paragraph-rsid="02368592"/>
    </style:style>
    <style:style style:name="P119" style:family="paragraph" style:parent-style-name="Standard" style:list-style-name="L4">
      <style:text-properties officeooo:rsid="02386c89" officeooo:paragraph-rsid="02386c89"/>
    </style:style>
    <style:style style:name="P120" style:family="paragraph" style:parent-style-name="Standard" style:list-style-name="L4">
      <style:text-properties officeooo:rsid="02457ee9" officeooo:paragraph-rsid="02386c89"/>
    </style:style>
    <style:style style:name="P121" style:family="paragraph" style:parent-style-name="Standard" style:list-style-name="L2">
      <style:text-properties officeooo:rsid="010cbfc2" officeooo:paragraph-rsid="010cbfc2"/>
    </style:style>
    <style:style style:name="P122" style:family="paragraph" style:parent-style-name="Standard" style:list-style-name="L2">
      <style:text-properties officeooo:rsid="010aaf53" officeooo:paragraph-rsid="010cbfc2"/>
    </style:style>
    <style:style style:name="P123" style:family="paragraph" style:parent-style-name="Standard" style:list-style-name="L2">
      <style:text-properties officeooo:rsid="010e263a" officeooo:paragraph-rsid="010e263a"/>
    </style:style>
    <style:style style:name="P124" style:family="paragraph" style:parent-style-name="Standard" style:list-style-name="L2">
      <style:text-properties officeooo:rsid="010d7386" officeooo:paragraph-rsid="010d7386"/>
    </style:style>
    <style:style style:name="P125" style:family="paragraph" style:parent-style-name="Standard" style:list-style-name="L5">
      <style:text-properties officeooo:paragraph-rsid="00d282aa"/>
    </style:style>
    <style:style style:name="P126" style:family="paragraph" style:parent-style-name="Standard" style:list-style-name="L5">
      <style:text-properties officeooo:rsid="011357ec" officeooo:paragraph-rsid="011357ec"/>
    </style:style>
    <style:style style:name="P127" style:family="paragraph" style:parent-style-name="Standard" style:list-style-name="L5">
      <style:text-properties fo:font-weight="normal" officeooo:rsid="011357ec" officeooo:paragraph-rsid="011357ec" style:font-weight-asian="normal" style:font-weight-complex="normal"/>
    </style:style>
    <style:style style:name="P128" style:family="paragraph" style:parent-style-name="Standard" style:list-style-name="L6">
      <style:text-properties fo:font-weight="normal" officeooo:rsid="013f17ae" officeooo:paragraph-rsid="0146398c" style:font-weight-asian="normal" style:font-weight-complex="normal"/>
    </style:style>
    <style:style style:name="P129" style:family="paragraph" style:parent-style-name="Standard" style:list-style-name="L6">
      <style:text-properties fo:font-weight="normal" officeooo:rsid="013f17ae" officeooo:paragraph-rsid="01422c17" style:font-weight-asian="normal" style:font-weight-complex="normal"/>
    </style:style>
    <style:style style:name="P130" style:family="paragraph" style:parent-style-name="Standard" style:list-style-name="L6">
      <style:text-properties fo:font-weight="normal" officeooo:rsid="0146398c" officeooo:paragraph-rsid="0146398c" style:font-weight-asian="normal" style:font-weight-complex="normal"/>
    </style:style>
    <style:style style:name="P131" style:family="paragraph" style:parent-style-name="Standard" style:list-style-name="L6">
      <style:text-properties fo:font-weight="normal" officeooo:rsid="014c9b30" officeooo:paragraph-rsid="014c9b30" style:font-weight-asian="normal" style:font-weight-complex="normal"/>
    </style:style>
    <style:style style:name="P132" style:family="paragraph" style:parent-style-name="Standard" style:list-style-name="L6">
      <style:text-properties fo:font-weight="normal" officeooo:rsid="015030cc" officeooo:paragraph-rsid="015030cc" style:font-weight-asian="normal" style:font-weight-complex="normal"/>
    </style:style>
    <style:style style:name="P133" style:family="paragraph" style:parent-style-name="Standard" style:list-style-name="L6">
      <style:text-properties fo:font-weight="normal" officeooo:rsid="01437513" officeooo:paragraph-rsid="01422c17" style:font-weight-asian="normal" style:font-weight-complex="normal"/>
    </style:style>
    <style:style style:name="P134" style:family="paragraph" style:parent-style-name="Standard" style:list-style-name="L6">
      <style:text-properties fo:font-weight="normal" officeooo:rsid="0146a78c" officeooo:paragraph-rsid="0146398c" style:font-weight-asian="normal" style:font-weight-complex="normal"/>
    </style:style>
    <style:style style:name="P135" style:family="paragraph" style:parent-style-name="Standard" style:list-style-name="L6">
      <style:text-properties fo:font-weight="normal" officeooo:rsid="0144620f" officeooo:paragraph-rsid="0144620f" style:font-weight-asian="normal" style:font-weight-complex="normal"/>
    </style:style>
    <style:style style:name="P136" style:family="paragraph" style:parent-style-name="Standard" style:list-style-name="L6">
      <style:text-properties fo:font-weight="normal" officeooo:rsid="0148fd9d" officeooo:paragraph-rsid="0149005f" style:font-weight-asian="normal" style:font-weight-complex="normal"/>
    </style:style>
    <style:style style:name="P137" style:family="paragraph" style:parent-style-name="Standard" style:list-style-name="L6">
      <style:text-properties fo:font-weight="normal" officeooo:rsid="0149005f" officeooo:paragraph-rsid="0149005f" style:font-weight-asian="normal" style:font-weight-complex="normal"/>
    </style:style>
    <style:style style:name="P138" style:family="paragraph" style:parent-style-name="Standard" style:list-style-name="L6">
      <style:text-properties officeooo:paragraph-rsid="01413ffa"/>
    </style:style>
    <style:style style:name="P139" style:family="paragraph" style:parent-style-name="Standard" style:list-style-name="L6">
      <style:text-properties officeooo:paragraph-rsid="01422c17"/>
    </style:style>
    <style:style style:name="P140" style:family="paragraph" style:parent-style-name="Standard" style:list-style-name="L6">
      <style:text-properties officeooo:rsid="0146398c" officeooo:paragraph-rsid="0146398c"/>
    </style:style>
    <style:style style:name="P141" style:family="paragraph" style:parent-style-name="Standard" style:list-style-name="L6">
      <style:text-properties officeooo:rsid="0146a78c" officeooo:paragraph-rsid="0146a78c"/>
    </style:style>
    <style:style style:name="P142" style:family="paragraph" style:parent-style-name="Standard" style:list-style-name="L6">
      <style:text-properties officeooo:rsid="0144620f" officeooo:paragraph-rsid="0144620f"/>
    </style:style>
    <style:style style:name="P143" style:family="paragraph" style:parent-style-name="Standard" style:list-style-name="L6">
      <style:text-properties officeooo:rsid="0149005f" officeooo:paragraph-rsid="0149005f"/>
    </style:style>
    <style:style style:name="P144" style:family="paragraph" style:parent-style-name="Standard" style:list-style-name="L9">
      <style:text-properties officeooo:paragraph-rsid="01793e07"/>
    </style:style>
    <style:style style:name="P145" style:family="paragraph" style:parent-style-name="Standard" style:list-style-name="L9">
      <style:text-properties officeooo:rsid="01a38b76" officeooo:paragraph-rsid="01a38b76"/>
    </style:style>
    <style:style style:name="P146" style:family="paragraph" style:parent-style-name="Standard" style:list-style-name="L10">
      <style:text-properties officeooo:rsid="01cad525" officeooo:paragraph-rsid="01cad525"/>
    </style:style>
    <style:style style:name="P147" style:family="paragraph" style:parent-style-name="Standard" style:list-style-name="L10">
      <style:text-properties officeooo:rsid="01cad525" officeooo:paragraph-rsid="01ce3e69"/>
    </style:style>
    <style:style style:name="P148" style:family="paragraph" style:parent-style-name="Standard" style:list-style-name="L10">
      <style:text-properties officeooo:rsid="01cf6a86" officeooo:paragraph-rsid="01cf6a86"/>
    </style:style>
    <style:style style:name="P149" style:family="paragraph" style:parent-style-name="Standard" style:list-style-name="L10">
      <style:text-properties officeooo:rsid="01d2fd90" officeooo:paragraph-rsid="01d2fd90"/>
    </style:style>
    <style:style style:name="P150" style:family="paragraph" style:parent-style-name="Standard">
      <style:text-properties officeooo:rsid="025ad48a" officeooo:paragraph-rsid="025ad48a"/>
    </style:style>
    <style:style style:name="P151" style:family="paragraph" style:parent-style-name="Standard">
      <style:text-properties officeooo:rsid="025ba9e7" officeooo:paragraph-rsid="025ba9e7"/>
    </style:style>
    <style:style style:name="P152" style:family="paragraph" style:parent-style-name="Standard">
      <style:text-properties officeooo:rsid="025ed633" officeooo:paragraph-rsid="025ed633"/>
    </style:style>
    <style:style style:name="P153" style:family="paragraph" style:parent-style-name="Standard">
      <style:text-properties officeooo:rsid="025ed633" officeooo:paragraph-rsid="027e194e"/>
    </style:style>
    <style:style style:name="P154" style:family="paragraph" style:parent-style-name="Standard">
      <style:text-properties officeooo:rsid="025ed633" officeooo:paragraph-rsid="0281e04a"/>
    </style:style>
    <style:style style:name="P155" style:family="paragraph" style:parent-style-name="Standard">
      <style:text-properties officeooo:rsid="027401dc" officeooo:paragraph-rsid="027401dc"/>
    </style:style>
    <style:style style:name="P156" style:family="paragraph" style:parent-style-name="Heading_20_3">
      <style:text-properties officeooo:rsid="0169d798" officeooo:paragraph-rsid="0169d798"/>
    </style:style>
    <style:style style:name="P157" style:family="paragraph" style:parent-style-name="Text_20_body" style:list-style-name="L1">
      <style:text-properties officeooo:rsid="00f866e5" officeooo:paragraph-rsid="00f866e5"/>
    </style:style>
    <style:style style:name="P158" style:family="paragraph" style:parent-style-name="Text_20_body" style:list-style-name="L1">
      <style:text-properties fo:color="#ff3333" officeooo:rsid="00fa124b" officeooo:paragraph-rsid="00fa124b"/>
    </style:style>
    <style:style style:name="P159" style:family="paragraph" style:parent-style-name="Text_20_body" style:list-style-name="L7">
      <style:text-properties officeooo:rsid="017375e3" officeooo:paragraph-rsid="017375e3"/>
    </style:style>
    <style:style style:name="P160" style:family="paragraph" style:parent-style-name="Text_20_body" style:list-style-name="L7">
      <style:text-properties officeooo:rsid="0153ed05" officeooo:paragraph-rsid="017375e3"/>
    </style:style>
    <style:style style:name="P161" style:family="paragraph" style:parent-style-name="Text_20_body" style:list-style-name="L7">
      <style:text-properties officeooo:rsid="0153ed05" officeooo:paragraph-rsid="01745101"/>
    </style:style>
    <style:style style:name="P162" style:family="paragraph" style:parent-style-name="Text_20_body" style:list-style-name="L7">
      <style:text-properties officeooo:rsid="0172c513" officeooo:paragraph-rsid="01745101"/>
    </style:style>
    <style:style style:name="P163" style:family="paragraph" style:parent-style-name="Text_20_body" style:list-style-name="L8">
      <style:text-properties officeooo:paragraph-rsid="01df80cf"/>
    </style:style>
    <style:style style:name="P164" style:family="paragraph" style:parent-style-name="Text_20_body" style:list-style-name="L8">
      <style:text-properties officeooo:rsid="01deb02f" officeooo:paragraph-rsid="01df80cf"/>
    </style:style>
    <style:style style:name="P165" style:family="paragraph" style:parent-style-name="Text_20_body" style:list-style-name="L8">
      <style:text-properties officeooo:rsid="01df80cf" officeooo:paragraph-rsid="01df80cf"/>
    </style:style>
    <style:style style:name="P166" style:family="paragraph" style:parent-style-name="Text_20_body" style:list-style-name="L8">
      <style:text-properties officeooo:rsid="01e0e86d" officeooo:paragraph-rsid="01e0e86d"/>
    </style:style>
    <style:style style:name="P167" style:family="paragraph" style:parent-style-name="Text_20_body" style:list-style-name="L8">
      <style:text-properties officeooo:rsid="01e56231" officeooo:paragraph-rsid="01e56231"/>
    </style:style>
    <style:style style:name="P168" style:family="paragraph" style:parent-style-name="Heading_20_2">
      <style:text-properties officeooo:rsid="0225ab6c" officeooo:paragraph-rsid="0225ab6c"/>
    </style:style>
    <style:style style:name="P169" style:family="paragraph" style:parent-style-name="Heading_20_2" style:list-style-name=""/>
    <style:style style:name="P170" style:family="paragraph" style:parent-style-name="Heading_20_2" style:list-style-name="">
      <style:text-properties officeooo:paragraph-rsid="01525d11"/>
    </style:style>
    <style:style style:name="P171" style:family="paragraph" style:parent-style-name="Heading_20_2" style:list-style-name="">
      <style:text-properties officeooo:rsid="001b4818" officeooo:paragraph-rsid="01525d11"/>
    </style:style>
    <style:style style:name="P172" style:family="paragraph" style:parent-style-name="Heading_20_2">
      <style:text-properties officeooo:rsid="01deb02f" officeooo:paragraph-rsid="01dd471e"/>
    </style:style>
    <style:style style:name="P173" style:family="paragraph" style:parent-style-name="Heading_20_2">
      <style:text-properties officeooo:rsid="01657aa7" officeooo:paragraph-rsid="01657aa7"/>
    </style:style>
    <style:style style:name="P174" style:family="paragraph" style:parent-style-name="Heading_20_2">
      <style:text-properties officeooo:paragraph-rsid="01ea5fdd"/>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officeooo:rsid="015844d6" officeooo:paragraph-rsid="01525d11"/>
    </style:style>
    <style:style style:name="P177" style:family="paragraph" style:parent-style-name="Heading_20_1" style:list-style-name=""/>
    <style:style style:name="P178" style:family="paragraph" style:parent-style-name="Heading_20_1">
      <style:paragraph-properties fo:break-before="page"/>
    </style:style>
    <style:style style:name="P179" style:family="paragraph" style:parent-style-name="Heading_20_1">
      <style:paragraph-properties fo:break-before="page"/>
      <style:text-properties fo:font-weight="bold" officeooo:rsid="01080e8f" style:font-weight-asian="bold" style:font-weight-complex="bold"/>
    </style:style>
    <style:style style:name="P180" style:family="paragraph" style:parent-style-name="Heading_20_1">
      <style:paragraph-properties fo:break-before="page"/>
      <style:text-properties officeooo:rsid="02552a8b" officeooo:paragraph-rsid="02552a8b"/>
    </style:style>
    <style:style style:name="P181" style:family="paragraph" style:parent-style-name="Heading_20_1">
      <style:paragraph-properties fo:break-before="page"/>
      <style:text-properties officeooo:rsid="015da261" officeooo:paragraph-rsid="019d6f96"/>
    </style:style>
    <style:style style:name="P182" style:family="paragraph" style:parent-style-name="Heading_20_1">
      <style:paragraph-properties fo:break-before="page"/>
      <style:text-properties officeooo:paragraph-rsid="01ea5fdd"/>
    </style:style>
    <style:style style:name="P183" style:family="paragraph" style:parent-style-name="Heading_20_1">
      <style:paragraph-properties fo:break-before="page"/>
      <style:text-properties officeooo:rsid="0167471e" officeooo:paragraph-rsid="0167471e"/>
    </style:style>
    <style:style style:name="P184" style:family="paragraph">
      <style:paragraph-properties fo:text-align="center"/>
    </style:style>
    <style:style style:name="P185" style:family="paragraph">
      <loext:graphic-properties draw:fill="none" draw:fill-color="#ffffff"/>
    </style:style>
    <style:style style:name="P186" style:family="paragraph">
      <loext:graphic-properties draw:fill-color="#dd4814"/>
      <style:paragraph-properties fo:text-align="center"/>
    </style:style>
    <style:style style:name="P187" style:family="paragraph">
      <loext:graphic-properties draw:fill-color="#dd4814"/>
    </style:style>
    <style:style style:name="P188" style:family="paragraph">
      <loext:graphic-properties draw:fill-color="#ffff99"/>
      <style:paragraph-properties fo:text-align="center"/>
      <style:text-properties fo:font-size="10pt" style:font-size-asian="10pt" style:font-size-complex="10pt"/>
    </style:style>
    <style:style style:name="T1" style:family="text">
      <style:text-properties officeooo:rsid="00653ea0"/>
    </style:style>
    <style:style style:name="T2" style:family="text">
      <style:text-properties fo:font-weight="bold" style:font-weight-asian="bold" style:font-weight-complex="bold"/>
    </style:style>
    <style:style style:name="T3" style:family="text">
      <style:text-properties fo:font-weight="bold" officeooo:rsid="006fc236" style:font-weight-asian="bold" style:font-weight-complex="bold"/>
    </style:style>
    <style:style style:name="T4" style:family="text">
      <style:text-properties fo:font-weight="bold" officeooo:rsid="00714a7f" style:font-weight-asian="bold" style:font-weight-complex="bold"/>
    </style:style>
    <style:style style:name="T5" style:family="text">
      <style:text-properties fo:font-weight="bold" officeooo:rsid="00bb6479" style:font-weight-asian="bold" style:font-weight-complex="bold"/>
    </style:style>
    <style:style style:name="T6" style:family="text">
      <style:text-properties fo:font-weight="bold" officeooo:rsid="00bccd14" style:font-weight-asian="bold" style:font-weight-complex="bold"/>
    </style:style>
    <style:style style:name="T7" style:family="text">
      <style:text-properties fo:font-weight="bold" officeooo:rsid="00653ea0" style:font-weight-asian="bold" style:font-weight-complex="bold"/>
    </style:style>
    <style:style style:name="T8" style:family="text">
      <style:text-properties fo:font-weight="bold" officeooo:rsid="011fb417" style:font-weight-asian="bold" style:font-weight-complex="bold"/>
    </style:style>
    <style:style style:name="T9" style:family="text">
      <style:text-properties fo:font-weight="bold" officeooo:rsid="012a2800" style:font-weight-asian="bold" style:font-weight-complex="bold"/>
    </style:style>
    <style:style style:name="T10" style:family="text">
      <style:text-properties fo:font-weight="bold" officeooo:rsid="01356b7d" style:font-weight-asian="bold" style:font-weight-complex="bold"/>
    </style:style>
    <style:style style:name="T11" style:family="text">
      <style:text-properties fo:font-weight="bold" officeooo:rsid="01c71ab7" style:font-weight-asian="bold" style:font-weight-complex="bold"/>
    </style:style>
    <style:style style:name="T12" style:family="text">
      <style:text-properties fo:font-weight="bold" officeooo:rsid="01e0e86d" style:font-weight-asian="bold" style:font-weight-complex="bold"/>
    </style:style>
    <style:style style:name="T13" style:family="text">
      <style:text-properties officeooo:rsid="006d8e0a"/>
    </style:style>
    <style:style style:name="T14" style:family="text">
      <style:text-properties officeooo:rsid="006fc236"/>
    </style:style>
    <style:style style:name="T15" style:family="text">
      <style:text-properties officeooo:rsid="0070fd36"/>
    </style:style>
    <style:style style:name="T16" style:family="text">
      <style:text-properties officeooo:rsid="00714a7f"/>
    </style:style>
    <style:style style:name="T17" style:family="text">
      <style:text-properties officeooo:rsid="0071e3c0"/>
    </style:style>
    <style:style style:name="T18" style:family="text">
      <style:text-properties officeooo:rsid="0073d0d9"/>
    </style:style>
    <style:style style:name="T19" style:family="text">
      <style:text-properties officeooo:rsid="007916b4"/>
    </style:style>
    <style:style style:name="T20" style:family="text">
      <style:text-properties officeooo:rsid="008a49bf"/>
    </style:style>
    <style:style style:name="T21" style:family="text">
      <style:text-properties officeooo:rsid="00a3763f"/>
    </style:style>
    <style:style style:name="T22" style:family="text">
      <style:text-properties officeooo:rsid="001b4818"/>
    </style:style>
    <style:style style:name="T23" style:family="text">
      <style:text-properties officeooo:rsid="00b54f70"/>
    </style:style>
    <style:style style:name="T24" style:family="text">
      <style:text-properties officeooo:rsid="00bccd14"/>
    </style:style>
    <style:style style:name="T25" style:family="text">
      <style:text-properties fo:color="#ff3333"/>
    </style:style>
    <style:style style:name="T26" style:family="text">
      <style:text-properties fo:color="#ff3333" fo:font-weight="bold" officeooo:rsid="00bccd14" style:font-weight-asian="bold" style:font-weight-complex="bold"/>
    </style:style>
    <style:style style:name="T27" style:family="text">
      <style:text-properties fo:color="#ff3333" fo:font-weight="bold" officeooo:rsid="00c0051c" style:font-weight-asian="bold" style:font-weight-complex="bold"/>
    </style:style>
    <style:style style:name="T28" style:family="text">
      <style:text-properties fo:color="#ff3333" style:font-name="Bitstream Vera Sans Mono" fo:font-weight="bold" officeooo:rsid="00c0051c" style:font-weight-asian="bold" style:font-weight-complex="bold"/>
    </style:style>
    <style:style style:name="T29" style:family="text">
      <style:text-properties fo:color="#ff3333" officeooo:rsid="020262dc"/>
    </style:style>
    <style:style style:name="T30" style:family="text">
      <style:text-properties fo:color="#ff3333" officeooo:rsid="02424dcb"/>
    </style:style>
    <style:style style:name="T31" style:family="text">
      <style:text-properties officeooo:rsid="00cd3e0b"/>
    </style:style>
    <style:style style:name="T32" style:family="text">
      <style:text-properties officeooo:rsid="00cef79e"/>
    </style:style>
    <style:style style:name="T33" style:family="text">
      <style:text-properties officeooo:rsid="00cf5fd2"/>
    </style:style>
    <style:style style:name="T34" style:family="text">
      <style:text-properties officeooo:rsid="00cf7d05"/>
    </style:style>
    <style:style style:name="T35" style:family="text">
      <style:text-properties style:text-underline-style="solid" style:text-underline-width="auto" style:text-underline-color="font-color" officeooo:rsid="001b4818"/>
    </style:style>
    <style:style style:name="T36" style:family="text">
      <style:text-properties style:text-underline-style="none" officeooo:rsid="001b4818"/>
    </style:style>
    <style:style style:name="T37" style:family="text">
      <style:text-properties officeooo:rsid="00d5d724"/>
    </style:style>
    <style:style style:name="T38" style:family="text">
      <style:text-properties fo:font-weight="normal" style:font-weight-asian="normal" style:font-weight-complex="normal"/>
    </style:style>
    <style:style style:name="T39" style:family="text">
      <style:text-properties fo:font-weight="normal" officeooo:rsid="001b4818" style:font-weight-asian="normal" style:font-weight-complex="normal"/>
    </style:style>
    <style:style style:name="T40" style:family="text">
      <style:text-properties fo:font-weight="normal" officeooo:rsid="00eea4f6" style:font-weight-asian="normal" style:font-weight-complex="normal"/>
    </style:style>
    <style:style style:name="T41" style:family="text">
      <style:text-properties fo:font-weight="normal" officeooo:rsid="01120926" style:font-weight-asian="normal" style:font-weight-complex="normal"/>
    </style:style>
    <style:style style:name="T42" style:family="text">
      <style:text-properties fo:font-weight="normal" officeooo:rsid="00653ea0" style:font-weight-asian="normal" style:font-weight-complex="normal"/>
    </style:style>
    <style:style style:name="T43" style:family="text">
      <style:text-properties fo:font-weight="normal" officeooo:rsid="01205b7e" style:font-weight-asian="normal" style:font-weight-complex="normal"/>
    </style:style>
    <style:style style:name="T44" style:family="text">
      <style:text-properties fo:font-weight="normal" officeooo:rsid="013f17ae" style:font-weight-asian="normal" style:font-weight-complex="normal"/>
    </style:style>
    <style:style style:name="T45" style:family="text">
      <style:text-properties fo:font-weight="normal" officeooo:rsid="01413ffa" style:font-weight-asian="normal" style:font-weight-complex="normal"/>
    </style:style>
    <style:style style:name="T46" style:family="text">
      <style:text-properties fo:font-weight="normal" officeooo:rsid="01422c17" style:font-weight-asian="normal" style:font-weight-complex="normal"/>
    </style:style>
    <style:style style:name="T47" style:family="text">
      <style:text-properties fo:font-weight="normal" officeooo:rsid="01437513" style:font-weight-asian="normal" style:font-weight-complex="normal"/>
    </style:style>
    <style:style style:name="T48" style:family="text">
      <style:text-properties fo:font-weight="normal" officeooo:rsid="0145a8c6" style:font-weight-asian="normal" style:font-weight-complex="normal"/>
    </style:style>
    <style:style style:name="T49" style:family="text">
      <style:text-properties fo:font-weight="normal" officeooo:rsid="0146a78c" style:font-weight-asian="normal" style:font-weight-complex="normal"/>
    </style:style>
    <style:style style:name="T50" style:family="text">
      <style:text-properties fo:font-weight="normal" officeooo:rsid="0148fd9d" style:font-weight-asian="normal" style:font-weight-complex="normal"/>
    </style:style>
    <style:style style:name="T51" style:family="text">
      <style:text-properties officeooo:rsid="00f673e3"/>
    </style:style>
    <style:style style:name="T52" style:family="text">
      <style:text-properties officeooo:rsid="00fa124b"/>
    </style:style>
    <style:style style:name="T53" style:family="text">
      <style:text-properties officeooo:rsid="010067b8"/>
    </style:style>
    <style:style style:name="T54" style:family="text">
      <style:text-properties officeooo:rsid="01026e90"/>
    </style:style>
    <style:style style:name="T55" style:family="text">
      <style:text-properties officeooo:rsid="0104364f"/>
    </style:style>
    <style:style style:name="T56" style:family="text">
      <style:text-properties officeooo:rsid="01080e8f"/>
    </style:style>
    <style:style style:name="T57" style:family="text">
      <style:text-properties officeooo:rsid="010d7386"/>
    </style:style>
    <style:style style:name="T58" style:family="text">
      <style:text-properties officeooo:rsid="011a203a"/>
    </style:style>
    <style:style style:name="T59" style:family="text">
      <style:text-properties officeooo:rsid="011fb417"/>
    </style:style>
    <style:style style:name="T60" style:family="text">
      <style:text-properties officeooo:rsid="01219691"/>
    </style:style>
    <style:style style:name="T61" style:family="text">
      <style:text-properties officeooo:rsid="012519a5"/>
    </style:style>
    <style:style style:name="T62" style:family="text">
      <style:text-properties officeooo:rsid="012575cf"/>
    </style:style>
    <style:style style:name="T63" style:family="text">
      <style:text-properties officeooo:rsid="01259021"/>
    </style:style>
    <style:style style:name="T64" style:family="text">
      <style:text-properties officeooo:rsid="01283c9b"/>
    </style:style>
    <style:style style:name="T65" style:family="text">
      <style:text-properties officeooo:rsid="012a2800"/>
    </style:style>
    <style:style style:name="T66" style:family="text">
      <style:text-properties officeooo:rsid="012ba8b7"/>
    </style:style>
    <style:style style:name="T67" style:family="text">
      <style:text-properties officeooo:rsid="013be7c2"/>
    </style:style>
    <style:style style:name="T68" style:family="text">
      <style:text-properties officeooo:rsid="013f17ae"/>
    </style:style>
    <style:style style:name="T69" style:family="text">
      <style:text-properties officeooo:rsid="01413ffa"/>
    </style:style>
    <style:style style:name="T70" style:family="text">
      <style:text-properties officeooo:rsid="0153ed05"/>
    </style:style>
    <style:style style:name="T71" style:family="text">
      <style:text-properties officeooo:rsid="015a7b73"/>
    </style:style>
    <style:style style:name="T72" style:family="text">
      <style:text-properties officeooo:rsid="015fa194"/>
    </style:style>
    <style:style style:name="T73" style:family="text">
      <style:text-properties officeooo:rsid="01619142"/>
    </style:style>
    <style:style style:name="T74" style:family="text">
      <style:text-properties officeooo:rsid="0173a96e"/>
    </style:style>
    <style:style style:name="T75" style:family="text">
      <style:text-properties officeooo:rsid="01745101"/>
    </style:style>
    <style:style style:name="T76" style:family="text">
      <style:text-properties officeooo:rsid="017c73e6"/>
    </style:style>
    <style:style style:name="T77" style:family="text">
      <style:text-properties officeooo:rsid="0181d0ca"/>
    </style:style>
    <style:style style:name="T78" style:family="text">
      <style:text-properties officeooo:rsid="01859cde"/>
    </style:style>
    <style:style style:name="T79" style:family="text">
      <style:text-properties officeooo:rsid="019f2fb0"/>
    </style:style>
    <style:style style:name="T80" style:family="text">
      <style:text-properties officeooo:rsid="01a87fc4"/>
    </style:style>
    <style:style style:name="T81" style:family="text">
      <style:text-properties officeooo:rsid="01bf1b23"/>
    </style:style>
    <style:style style:name="T82" style:family="text">
      <style:text-properties officeooo:rsid="01c51c5d"/>
    </style:style>
    <style:style style:name="T83" style:family="text">
      <style:text-properties officeooo:rsid="01c71ab7"/>
    </style:style>
    <style:style style:name="T84" style:family="text">
      <style:text-properties officeooo:rsid="01d0298c"/>
    </style:style>
    <style:style style:name="T85" style:family="text">
      <style:text-properties officeooo:rsid="01e0e86d"/>
    </style:style>
    <style:style style:name="T86" style:family="text">
      <style:text-properties officeooo:rsid="01e2a11a"/>
    </style:style>
    <style:style style:name="T87" style:family="text">
      <style:text-properties officeooo:rsid="01e6da82"/>
    </style:style>
    <style:style style:name="T88" style:family="text">
      <style:text-properties officeooo:rsid="01ec90ea"/>
    </style:style>
    <style:style style:name="T89" style:family="text">
      <style:text-properties officeooo:rsid="01ee56f2"/>
    </style:style>
    <style:style style:name="T90" style:family="text">
      <style:text-properties officeooo:rsid="01f69edc"/>
    </style:style>
    <style:style style:name="T91" style:family="text">
      <style:text-properties officeooo:rsid="020262dc"/>
    </style:style>
    <style:style style:name="T92" style:family="text">
      <style:text-properties officeooo:rsid="02054ba0"/>
    </style:style>
    <style:style style:name="T93" style:family="text">
      <style:text-properties officeooo:rsid="0205bcf1"/>
    </style:style>
    <style:style style:name="T94" style:family="text">
      <style:text-properties officeooo:rsid="02214b00"/>
    </style:style>
    <style:style style:name="T95" style:family="text">
      <style:text-properties officeooo:rsid="0225ab6c"/>
    </style:style>
    <style:style style:name="T96" style:family="text">
      <style:text-properties officeooo:rsid="02358b99"/>
    </style:style>
    <style:style style:name="T97" style:family="text">
      <style:text-properties officeooo:rsid="02368592"/>
    </style:style>
    <style:style style:name="T98" style:family="text">
      <style:text-properties officeooo:rsid="02424dcb"/>
    </style:style>
    <style:style style:name="T99" style:family="text">
      <style:text-properties officeooo:rsid="0243d6bc"/>
    </style:style>
    <style:style style:name="T100" style:family="text">
      <style:text-properties officeooo:rsid="02482ad3"/>
    </style:style>
    <style:style style:name="T101" style:family="text">
      <style:text-properties officeooo:rsid="024db6c3"/>
    </style:style>
    <style:style style:name="T102" style:family="text">
      <style:text-properties officeooo:rsid="024fc86b"/>
    </style:style>
    <style:style style:name="T103" style:family="text">
      <style:text-properties officeooo:rsid="0252e03f"/>
    </style:style>
    <style:style style:name="T104" style:family="text">
      <style:text-properties officeooo:rsid="0259b45d"/>
    </style:style>
    <style:style style:name="T105" style:family="text">
      <style:text-properties officeooo:rsid="025d607f"/>
    </style:style>
    <style:style style:name="T106" style:family="text">
      <style:text-properties officeooo:rsid="02602cc3"/>
    </style:style>
    <style:style style:name="T107" style:family="text">
      <style:text-properties officeooo:rsid="0261f09b"/>
    </style:style>
    <style:style style:name="T108" style:family="text">
      <style:text-properties officeooo:rsid="02671ed2"/>
    </style:style>
    <style:style style:name="T109" style:family="text">
      <style:text-properties officeooo:rsid="0275bd2f"/>
    </style:style>
    <style:style style:name="T110" style:family="text">
      <style:text-properties officeooo:rsid="02780022"/>
    </style:style>
    <style:style style:name="T111" style:family="text">
      <style:text-properties officeooo:rsid="027d6b07"/>
    </style:style>
    <style:style style:name="T112" style:family="text">
      <style:text-properties fo:color="#ce181e" officeooo:rsid="02602cc3"/>
    </style:style>
    <style:style style:name="T113" style:family="text">
      <style:text-properties fo:color="#ce181e" officeooo:rsid="028e3b06"/>
    </style:style>
    <style:style style:name="T114" style:family="text">
      <style:text-properties fo:color="#ce181e" officeooo:rsid="02900c0a"/>
    </style:style>
    <style:style style:name="T115" style:family="text">
      <style:text-properties fo:color="#ce181e" officeooo:rsid="029192ec"/>
    </style:style>
    <style:style style:name="T116" style:family="text">
      <style:text-properties fo:color="#ce181e" officeooo:rsid="02947477"/>
    </style:style>
    <style:style style:name="T117" style:family="text">
      <style:text-properties fo:color="#ce181e" officeooo:rsid="027d6b07"/>
    </style:style>
    <style:style style:name="T118"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425in" fo:min-width="1.0402in" style:run-through="foreground"/>
    </style:style>
    <style:style style:name="gr3" style:family="graphic">
      <style:graphic-properties draw:textarea-horizontal-align="justify" draw:textarea-vertical-align="middle" draw:auto-grow-height="false" fo:min-height="0.5429in" fo:min-width="1.0402in" style:run-through="foreground"/>
    </style:style>
    <style:style style:name="gr4" style:family="graphic">
      <style:graphic-properties draw:textarea-horizontal-align="center" draw:textarea-vertical-align="middle" style:run-through="foreground"/>
    </style:style>
    <style:style style:name="gr5" style:family="graphic">
      <style:graphic-properties draw:textarea-horizontal-align="justify" draw:textarea-vertical-align="middle" draw:auto-grow-height="false" fo:min-height="0.4484in" fo:min-width="5.9209in" style:run-through="foreground"/>
    </style:style>
    <style:style style:name="gr6" style:family="graphic">
      <style:graphic-properties svg:stroke-color="#0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5209in" fo:min-width="1.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3228in" fo:min-width="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heads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0957in" fo:min-width="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dd481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dd4814" draw:textarea-horizontal-align="justify" draw:textarea-vertical-align="middle" draw:auto-grow-height="false" fo:min-height="0.5209in" fo:min-width="1.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dd4814" draw:textarea-horizontal-align="justify" draw:textarea-vertical-align="middle" draw:auto-grow-height="false" fo:min-height="2.222in" fo:min-width="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dd4814" draw:textarea-horizontal-align="justify" draw:textarea-vertical-align="middle" draw:auto-grow-height="false" fo:min-height="0.5543in" fo:min-width="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ff99" draw:textarea-horizontal-align="justify" draw:textarea-vertical-align="middle" draw:auto-grow-height="false" fo:min-height="0.5402in" fo:min-width="1.9965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327in" fo:min-width="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4957in" fo:min-width="0.15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3">FoFi</text:p>
      <text:p text:style-name="P22">Telescope Focus Finder – Your best friend <text:span text:style-name="T23">under the clear sky</text:span></text:p>
      <text:p text:style-name="P3"/>
      <text:p text:style-name="P3"/>
      <text:p text:style-name="P3"/>
      <text:p text:style-name="P3"/>
      <text:p text:style-name="P3"/>
      <text:p text:style-name="P26"><text:span text:style-name="T76">TODO: </text:span>Logo – Prof mit Lu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Idea of FoFi</text:h>
      <text:h text:style-name="Heading_20_2" text:outline-level="2">Vision</text:h>
      <text:p text:style-name="P52">Focusing a telescope can be a tough and time consuming task in the field of amateur astronomy. <text:span text:style-name="T51">It it is also as tough as important since the image quality strongly depends on the quality of the focus. Even worse the ideal focus position will change over time when temperature drops over the night. The idea is to have a software which</text:span></text:p>
      <text:list xml:id="list1367451177" text:style-name="L1">
        <text:list-item>
          <text:p text:style-name="P157">Initially helps to find the best <text:span text:style-name="T52">possible </text:span>focus <text:span text:style-name="T52">quickly (manual, semi-automatic &amp; fully automatically) with- and without motorized focus</text:span></text:p>
        </text:list-item>
        <text:list-item>
          <text:p text:style-name="P158">Support automatic re-focusing during the night (e.g. when system operates in batch-mode)</text:p>
        </text:list-item>
      </text:list>
      <text:h text:style-name="Heading_20_2" text:outline-level="2"><text:span text:style-name="T69">System</text:span> requirements</text:h>
      <text:list xml:id="list2774341291" text:style-name="L2">
        <text:list-item>
          <text:p text:style-name="P79"><text:span text:style-name="T65">The user wants to have an application which allows to </text:span><text:span text:style-name="T9">manual</text:span><text:span text:style-name="T10">ly</text:span><text:span text:style-name="T65"> and </text:span><text:span text:style-name="T9">automatically</text:span><text:span text:style-name="T65"> focus a telescope with a motorized focuser and a camera attached to it (and possibly a filter wheel).</text:span></text:p>
          <text:p text:style-name="P79"/>
        </text:list-item>
        <text:list-item>
          <text:p text:style-name="P81">The user wants to execute the application in GUI-mode.</text:p>
          <text:p text:style-name="P82"/>
        </text:list-item>
        <text:list-item>
          <text:p text:style-name="P83">The user wants to execute the application in “full-auto” non-GUI mode from the cmd-line where everything happens automatically.</text:p>
          <text:p text:style-name="P79"/>
        </text:list-item>
        <text:list-item>
          <text:p text:style-name="P84">The user wants the application to give reproducible results.</text:p>
          <text:p text:style-name="P79"/>
        </text:list-item>
        <text:list-item>
          <text:p text:style-name="P79"><text:span text:style-name="T66">The user wants the application to be easy to use - i.e. he should not have to be an expert of image processing to use it. In other words: The tool should be usable </text:span><text:span text:style-name="T35">without</text:span><text:span text:style-name="T22"> knowing </text:span><text:span text:style-name="T36">how</text:span><text:span text:style-name="T22"> exactly it works.</text:span></text:p>
          <text:p text:style-name="P80"/>
        </text:list-item>
        <text:list-item>
          <text:p text:style-name="P85">The user should be able to use the software from Linux and later maybe from Windows.</text:p>
          <text:p text:style-name="P86"/>
        </text:list-item>
        <text:list-item>
          <text:p text:style-name="P92"><text:span text:style-name="T63">The developer </text:span>may <text:span text:style-name="T64">later </text:span>want to re-use the focus-finder and corresponding image processing functionality in other applications (back-end and front-end parts).</text:p>
          <text:p text:style-name="P92"/>
        </text:list-item>
        <text:list-item>
          <text:p text:style-name="P93">The user should be able to install the software with a simple “apt-get install” for Linux or by downloading and copying the required files (Windows).</text:p>
          <text:p text:style-name="P93"/>
        </text:list-item>
        <text:list-item>
          <text:p text:style-name="P94">The user should be able to setup / configure the software easily the first time it is used.</text:p>
          <text:p text:style-name="P94"/>
        </text:list-item>
        <text:list-item>
          <text:p text:style-name="P94">The user should be able to select different “c<text:span text:style-name="T61">onfiguration</text:span>-sets” <text:span text:style-name="T62">(i.e. different device-combinations and / or parameters).</text:span></text:p>
          <text:p text:style-name="P94"/>
        </text:list-item>
        <text:list-item>
          <text:p text:style-name="P95">The user may want to execute the non-GUI related functionality of the focus-finder from script languages like python.</text:p>
        </text:list-item>
      </text:list>
      <text:p text:style-name="P32"/>
      <text:p text:style-name="P32"/>
      <text:p text:style-name="P32"/>
      <text:p text:style-name="P32"/>
      <text:p text:style-name="P32"/>
      <text:p text:style-name="P32"/>
      <text:p text:style-name="P4"/>
      <text:h text:style-name="P179" text:outline-level="1">Prototyping Phase</text:h>
      <text:p text:style-name="P5">We start with a “<text:span text:style-name="T56">C++ </text:span>Qt-GUI only” proto<text:span text:style-name="T56">t</text:span>ype <text:span text:style-name="T56">for Linux </text:span>which include everything and where the interfaces to the actual "back-end" is not defined very well. But then we have "something" as a a base / starting point which works: "Just a C++ GUI application which allows finding focus!". Later on this <text:span text:style-name="T56">application </text:span>can be restructured and divided into different modules but with the application(s) in the center. <text:span text:style-name="T56">The application uses INDI directly to communicate with the astronomy devices. </text:span></text:p>
      <text:p text:style-name="P5"/>
      <text:list xml:id="list193358283377129" text:continue-numbering="true" text:style-name="L2">
        <text:list-item>
          <text:p text:style-name="P87">...At first, we want a C++ GUI to control the program. But we want to provide the flexibility to <text:span text:style-name="T37">develop </text:span>other UIs, later <text:span text:style-name="T37">on. Those are in particular a “ncurses” cmdline UI and Web UI. </text:span></text:p>
        </text:list-item>
      </text:list>
      <text:h text:style-name="P178" text:outline-level="1"><text:span text:style-name="T67">Mainline</text:span> workflow<text:span text:style-name="T95">s</text:span></text:h>
      <text:h text:style-name="P168" text:outline-level="2">Silent mode / Full-Automode <text:span text:style-name="T20">(no user interaction required)</text:span></text:h>
      <text:list xml:id="list1393999813" text:style-name="L3">
        <text:list-item>
          <text:p text:style-name="P96">Program automatic connects to devices (camera, filter wheel, focuser)</text:p>
        </text:list-item>
        <text:list-item>
          <text:p text:style-name="P98">Program executes “Automatic Orientation” step (figure out “Focuser Transmission” and direction that improves the focus)</text:p>
          <text:list>
            <text:list-item>
              <text:p text:style-name="P105">a. <text:span text:style-name="T100">Nothing is known about the connected focuser</text:span></text:p>
              <text:list>
                <text:list-item>
                  <text:p text:style-name="P107">Determine camera settings</text:p>
                  <text:list>
                    <text:list-item>
                      <text:p text:style-name="P108">TODO: <text:span text:style-name="T103">How to determine b</text:span>inning? Exposure time? <text:span text:style-name="T103">(or set from outside…?)</text:span></text:p>
                    </text:list-item>
                  </text:list>
                </text:list-item>
                <text:list-item>
                  <text:p text:style-name="P106">Determine “Focuser Transmission”</text:p>
                  <text:list>
                    <text:list-item>
                      <text:p text:style-name="P112">Record frame</text:p>
                    </text:list-item>
                    <text:list-item>
                      <text:p text:style-name="P113">Scan frame for stars</text:p>
                    </text:list-item>
                    <text:list-item>
                      <text:p text:style-name="P109">If star detected, …. TODO...</text:p>
                    </text:list-item>
                    <text:list-item>
                      <text:p text:style-name="P106"><text:span text:style-name="T101">Move focus by </text:span>1, 2, 4, 8, … <text:span text:style-name="T101">steps</text:span></text:p>
                    </text:list-item>
                    <text:list-item>
                      <text:p text:style-name="P114">Repeat or break <text:span text:style-name="T102">if </text:span>after limits have been reached (<text:span text:style-name="T25">read those from INDI?</text:span>)</text:p>
                    </text:list-item>
                  </text:list>
                </text:list-item>
                <text:list-item>
                  <text:p text:style-name="P105"/>
                </text:list-item>
              </text:list>
            </text:list-item>
            <text:list-item>
              <text:p text:style-name="P105">b. “<text:span text:style-name="T100">Focuser Transmission” is already known (determined / entered manually)</text:span></text:p>
            </text:list-item>
          </text:list>
        </text:list-item>
      </text:list>
      <text:p text:style-name="P51"/>
      <text:list xml:id="list193358929980046" text:continue-numbering="true" text:style-name="L3">
        <text:list-item>
          <text:list>
            <text:list-item>
              <text:list>
                <text:list-header>
                  <text:p text:style-name="P115"/>
                </text:list-header>
              </text:list>
            </text:list-item>
          </text:list>
        </text:list-item>
        <text:list-item>
          <text:p text:style-name="P98">Start “Automatic Focus Finder”</text:p>
        </text:list-item>
        <text:list-item>
          <text:p text:style-name="P98">Report best focus found / failure</text:p>
        </text:list-item>
      </text:list>
      <text:p text:style-name="P2"/>
      <text:h text:style-name="Heading_20_2" text:outline-level="2"><text:span text:style-name="T21">(Semi-) </text:span>Interactive mode</text:h>
      <text:list xml:id="list2753357961" text:style-name="L4">
        <text:list-item>
          <text:p text:style-name="P97">User connects to devices (camera, filter wheel, focuser)</text:p>
        </text:list-item>
        <text:list-item>
          <text:p text:style-name="P99">User performs “Orientation step” find rough (or also good) focus manually</text:p>
          <text:list>
            <text:list-item>
              <text:p text:style-name="P100">a. User uses “Automatic Orientation”</text:p>
            </text:list-item>
            <text:list-item>
              <text:p text:style-name="P100">b. User tries to find rough (or also good) focus, manually</text:p>
              <text:list>
                <text:list-item>
                  <text:p text:style-name="P101">User configures filter and camera (set filter, binning, exp. time…)</text:p>
                </text:list-item>
                <text:list-item>
                  <text:p text:style-name="P116">User tries to find rough focus <text:span text:style-name="T96">(orientation)</text:span></text:p>
                  <text:list>
                    <text:list-item>
                      <text:p text:style-name="P102">User makes test-shot (to roughly determine focus)</text:p>
                    </text:list-item>
                    <text:list-item>
                      <text:p text:style-name="P117">User adjusts focus and repeats prev. step until stars are visible</text:p>
                    </text:list-item>
                  </text:list>
                </text:list-item>
                <text:list-item>
                  <text:p text:style-name="P116">User tries to select focus star <text:span text:style-name="T96">(select focus star)</text:span></text:p>
                  <text:list>
                    <text:list-item>
                      <text:p text:style-name="P103">User selects star(s) to see the most important data (saturation,FWHM etc…)</text:p>
                    </text:list-item>
                    <text:list-item>
                      <text:p text:style-name="P118">User selects a <text:span text:style-name="T97">region around focus star </text:span>(sub-frame) <text:span text:style-name="T98">(</text:span><text:span text:style-name="T30">required ? → star implies</text:span><text:span text:style-name="T98">)</text:span></text:p>
                    </text:list-item>
                  </text:list>
                </text:list-item>
                <text:list-item>
                  <text:p text:style-name="P119">User <text:span text:style-name="T99">tries to find best focus for selected star</text:span></text:p>
                  <text:list>
                    <text:list-item>
                      <text:p text:style-name="P119">a. User enables Loop-Mode and manually modifies focus <text:span text:style-name="T99">(using the FocusCntl Frame for motorized focus, manually for non-motorized focus) </text:span>looking at star data</text:p>
                    </text:list-item>
                    <text:list-item>
                      <text:p text:style-name="P119">b. <text:span text:style-name="T22">User activates “Automatic Focus-Finder Algorithm” to refine focu</text:span>s <text:span text:style-name="T99">(only works for motorized focus)</text:span></text:p>
                      <text:p text:style-name="P120"/>
                    </text:list-item>
                  </text:list>
                </text:list-item>
              </text:list>
            </text:list-item>
          </text:list>
        </text:list-item>
      </text:list>
      <text:p text:style-name="P50"/>
      <text:p text:style-name="P50"/>
      <text:h text:style-name="P180" text:outline-level="1">Use Cases</text:h>
      <text:p text:style-name="P68">…</text:p>
      <text:p text:style-name="P68"/>
      <text:h text:style-name="P177" text:outline-level="1"/>
      <text:h text:style-name="P178" text:outline-level="1">Software requirements</text:h>
      <text:h text:style-name="Heading_20_2" text:outline-level="2">Support for Linux and Windows</text:h>
      <text:p text:style-name="P38">This requirement actually implies a lot of constraints on the libraries which can be used and on the build-system:</text:p>
      <text:p text:style-name="P38"/>
      <text:list xml:id="list193358492991878" text:continue-list="list193358283377129" text:style-name="L2">
        <text:list-item>
          <text:p text:style-name="P121">C++ Front-End</text:p>
          <text:list>
            <text:list-item>
              <text:p text:style-name="P121">Qt will be used since it has built-in cross platform support.</text:p>
            </text:list-item>
          </text:list>
          <text:p text:style-name="P88"/>
        </text:list-item>
        <text:list-item>
          <text:p text:style-name="P121">Managing astronomy devices</text:p>
          <text:list>
            <text:list-item>
              <text:p text:style-name="P121">Linux: INDI will be used.</text:p>
            </text:list-item>
            <text:list-item>
              <text:p text:style-name="P122">Windows: ASCOM may be used, later. </text:p>
            </text:list-item>
            <text:list-item>
              <text:p text:style-name="P123">NOTE: The interface to INDI is a C API. In the first run this C API will be used directly and without any additional layer (→ because writing a good abstraction layer which repairs the short-comings of INDI is a quite big project on its own). Later the software may be extended for the use under Windows. In this context a good abstraction for INDI may be developed which then also covers the use of ASCOM. Alternatively a good solution already exists or at that time INDI will also work under Windows.</text:p>
              <text:p text:style-name="P89"/>
            </text:list-item>
          </text:list>
        </text:list-item>
        <text:list-item>
          <text:p text:style-name="P124">Build environment</text:p>
          <text:list>
            <text:list-item>
              <text:p text:style-name="P90">C<text:span text:style-name="T57">M</text:span>ake <text:span text:style-name="T57">will be used since it works for Linux and Windows.</text:span></text:p>
            </text:list-item>
          </text:list>
          <text:p text:style-name="P91"/>
        </text:list-item>
      </text:list>
      <text:h text:style-name="Heading_20_2" text:outline-level="2"><text:span text:style-name="T72">Flexibility to create d</text:span>ifferent UIs</text:h>
      <text:list xml:id="list1189471649" text:style-name="L5">
        <text:list-item>
          <text:p text:style-name="P126"><text:span text:style-name="T38">The actual back-end logic should be separated from the UI logic so that it can be used elsewhere without having any dependencies to GUI components. One good example for this is to </text:span><text:span text:style-name="T2">not</text:span><text:span text:style-name="T38"> use any Qt functionalities in the back-end.</text:span></text:p>
          <text:p text:style-name="P127"/>
        </text:list-item>
        <text:list-item>
          <text:p text:style-name="P125"><text:span text:style-name="T39">The vision is to have a "framework" which allows connecting sync- and async callable back-end logic (event handling) from </text:span><text:span text:style-name="T40">different U</text:span><text:span text:style-name="T41">I</text:span><text:span text:style-name="T40">s.</text:span><text:span text:style-name="T39"> This by itself is already a challenge and should also be developed as sep. project. Ideally this has no impact on the API design of the libraries.</text:span></text:p>
        </text:list-item>
      </text:list>
      <text:p text:style-name="P36"><draw:g text:anchor-type="paragraph" draw:z-index="0" draw:style-name="gr1"><draw:custom-shape draw:name="Shape1" draw:style-name="gr2" draw:text-style-name="P184" svg:width="1.0406in" svg:height="0.5425in" svg:x="0.4854in" svg:y="0.1598in"><text:p text:style-name="P184">C++ GUI</text:p><draw:enhanced-geometry svg:viewBox="0 0 21600 21600" draw:type="rectangle" draw:enhanced-path="M 0 0 L 21600 0 21600 21600 0 21600 0 0 Z N"/></draw:custom-shape><draw:custom-shape draw:name="Shape1" draw:style-name="gr2" draw:text-style-name="P184" svg:width="1.0406in" svg:height="0.5425in" svg:x="1.6783in" svg:y="0.1598in"><text:p text:style-name="P184">C++ CMD</text:p><draw:enhanced-geometry svg:viewBox="0 0 21600 21600" draw:type="rectangle" draw:enhanced-path="M 0 0 L 21600 0 21600 21600 0 21600 0 0 Z N"/></draw:custom-shape><draw:custom-shape draw:name="Shape1" draw:style-name="gr2" draw:text-style-name="P184" svg:width="1.0406in" svg:height="0.5425in" svg:x="2.8827in" svg:y="0.1598in"><text:p text:style-name="P184">ncurses</text:p><draw:enhanced-geometry svg:viewBox="0 0 21600 21600" draw:type="rectangle" draw:enhanced-path="M 0 0 L 21600 0 21600 21600 0 21600 0 0 Z N"/></draw:custom-shape><draw:custom-shape draw:name="Shape1" draw:style-name="gr3" draw:text-style-name="P184" svg:width="1.0406in" svg:height="0.5433in" svg:x="4.1146in" svg:y="0.1575in"><text:p text:style-name="P184">Web UI</text:p><draw:enhanced-geometry svg:viewBox="0 0 21600 21600" draw:type="rectangle" draw:enhanced-path="M 0 0 L 21600 0 21600 21600 0 21600 0 0 Z N"/></draw:custom-shape><draw:custom-shape draw:name="Shape1" draw:style-name="gr3" draw:text-style-name="P184" svg:width="1.0406in" svg:height="0.5433in" svg:x="5.3457in" svg:y="0.1528in"><text:p text:style-name="P184">Python API</text:p><draw:enhanced-geometry svg:viewBox="0 0 21600 21600" draw:type="rectangle" draw:enhanced-path="M 0 0 L 21600 0 21600 21600 0 21600 0 0 Z N"/></draw:custom-shape><draw:line draw:name="Shape2" draw:style-name="gr4" draw:text-style-name="P184" svg:x1="0.4854in" svg:y1="0.7579in" svg:x2="6.4154in" svg:y2="0.7579in"><text:p/></draw:line><draw:custom-shape draw:name="Shape3" draw:style-name="gr5" draw:text-style-name="P184" svg:width="5.9213in" svg:height="0.4488in" svg:x="0.4764in" svg:y="0.8118in"><text:p text:style-name="P184">App Logic <text:s/>/ Functionality</text:p><draw:enhanced-geometry svg:viewBox="0 0 21600 21600" draw:type="rectangle" draw:enhanced-path="M 0 0 L 21600 0 21600 21600 0 21600 0 0 Z N"/></draw:custom-shape></draw:g></text:p>
      <text:p text:style-name="P36"/>
      <text:p text:style-name="P36"/>
      <text:p text:style-name="P36"/>
      <text:p text:style-name="P36"/>
      <text:p text:style-name="P36"/>
      <text:p text:style-name="P36"/>
      <text:p text:style-name="P36"/>
      <text:h text:style-name="Heading_20_2" text:outline-level="2">Reusability of code</text:h>
      <text:p text:style-name="P19">Modularity → impact on build system…. Dependency mgmt...</text:p>
      <text:p text:style-name="P19">→<text:span text:style-name="T68"> Reuseability of back-end components → library</text:span></text:p>
      <text:p text:style-name="P19">→<text:span text:style-name="T68"> Reusability of GUI components → library</text:span></text:p>
      <text:p text:style-name="P17">--&gt; The actual logic of e.g. focus finding should be in the backend logic and be usable from different front-ends. However, the project and build infrastructure should be kept as simple as possible! Otherwise the project will never be finished.</text:p>
      <text:h text:style-name="Heading_20_2" text:outline-level="2"><text:span text:style-name="T73">Compilation and </text:span>installation</text:h>
      <text:p text:style-name="P35">This section cares about the way users can get the software installed and configured on their computer.</text:p>
      <text:p text:style-name="P35"><text:soft-page-break/></text:p>
      <text:list xml:id="list3519194112" text:style-name="L6">
        <text:list-item>
          <text:p text:style-name="P138"><text:span text:style-name="T45">A </text:span><text:span text:style-name="T44">developer should be able to checkout the git and perform a set of cmake commands to compile and install the project under Linux </text:span><text:span text:style-name="T45">after installing the required dependencies, first.</text:span><text:span text:style-name="T44"> This should later also be true for Windows.</text:span></text:p>
          <text:list>
            <text:list-header>
              <text:p text:style-name="P128"/>
            </text:list-header>
            <text:list-item>
              <text:p text:style-name="P140"><text:span text:style-name="T44">T</text:span><text:span text:style-name="T38">he project will be hosted on github as open source project</text:span></text:p>
              <text:p text:style-name="P130"/>
            </text:list-item>
            <text:list-item>
              <text:p text:style-name="P130">CMake will be used as build environment to handle the platform specific build requirements and the dependencies to other libraries</text:p>
              <text:p text:style-name="P130"/>
            </text:list-item>
          </text:list>
        </text:list-item>
        <text:list-item>
          <text:p text:style-name="P131">A developer should be able to easily compile a debug-version</text:p>
          <text:p text:style-name="P131"/>
          <text:list>
            <text:list-item>
              <text:p text:style-name="P131">CMake should provide different targets (debug | release)</text:p>
              <text:p text:style-name="P131"/>
            </text:list-item>
          </text:list>
        </text:list-item>
        <text:list-item>
          <text:p text:style-name="P132">The developer should be able to start development tools (like static code analysis) right from cmake</text:p>
          <text:list>
            <text:list-item>
              <text:p text:style-name="P110">Include clang analyzer etc. into CMake...</text:p>
            </text:list-item>
          </text:list>
          <text:p text:style-name="P129"/>
        </text:list-item>
        <text:list-item>
          <text:p text:style-name="P139"><text:span text:style-name="T46">A</text:span><text:span text:style-name="T45"> Linux user should be able to </text:span><text:span text:style-name="T46">“apt-get install” a .deb package (or equivalent) to install the application and its dependencies. </text:span><text:span text:style-name="T47">It may also be possible to install only parts of the applications (certain libraries) as separate .deb files, later.</text:span></text:p>
          <text:p text:style-name="P133"/>
          <text:list>
            <text:list-item>
              <text:p text:style-name="P140"><text:span text:style-name="T47">There will be regular releases of stable versions as .deb file/ .rpm file which will be tagged accordingly in git. </text:span><text:span text:style-name="T49">This can be downloaded by the user.</text:span></text:p>
              <text:p text:style-name="P134"/>
            </text:list-item>
            <text:list-item>
              <text:p text:style-name="P141"><text:span text:style-name="T49">L</text:span><text:span text:style-name="T38">ater on those .deb / .rpm files should go upstream into the official debian / redhat tree.</text:span></text:p>
            </text:list-item>
          </text:list>
          <text:p text:style-name="P133"/>
        </text:list-item>
        <text:list-item>
          <text:p text:style-name="P142"><text:span text:style-name="T48">Later, a</text:span><text:span text:style-name="T47"> </text:span><text:span text:style-name="T38">Windows user should be able to download the application files and just start it without running an installer.</text:span></text:p>
          <text:p text:style-name="P135"/>
          <text:list>
            <text:list-item>
              <text:p text:style-name="P136">A .zip file with all required files is built automatically which is offered as download.</text:p>
            </text:list-item>
          </text:list>
          <text:p text:style-name="P135"/>
        </text:list-item>
        <text:list-item>
          <text:p text:style-name="P143"><text:span text:style-name="T38">A user should be able to select between </text:span><text:span text:style-name="T50">32 bit </text:span><text:span text:style-name="T38">and </text:span><text:span text:style-name="T50">64 bit architecture </text:span><text:span text:style-name="T38">binaries (?)</text:span></text:p>
          <text:list>
            <text:list-item>
              <text:p text:style-name="P137">cmake should be able to build the binaries for both architectures</text:p>
            </text:list-item>
          </text:list>
          <text:p text:style-name="P135"/>
        </text:list-item>
      </text:list>
      <text:p text:style-name="P37"/>
      <text:p text:style-name="P33"/>
      <text:h text:style-name="P169" text:outline-level="2"/>
      <text:h text:style-name="P175" text:outline-level="2">Dependencies to other libraries</text:h>
      <text:p text:style-name="Heading">Back-<text:span text:style-name="T53">E</text:span>nd</text:p>
      <table:table table:name="Table1" table:style-name="Table1">
        <table:table-column table:style-name="Table1.A"/>
        <table:table-column table:style-name="Table1.B"/>
        <table:table-row>
          <table:table-cell table:style-name="Table1.A1" office:value-type="string">
            <text:p text:style-name="P14">Linux</text:p>
          </table:table-cell>
          <table:table-cell table:style-name="Table1.B1" office:value-type="string">
            <text:p text:style-name="P14">Windows</text:p>
          </table:table-cell>
        </table:table-row>
        <table:table-row>
          <table:table-cell table:style-name="Table1.A2" office:value-type="string">
            <text:p text:style-name="P74">CImg</text:p>
          </table:table-cell>
          <table:table-cell table:style-name="Table1.B2" office:value-type="string">
            <text:p text:style-name="P75">CImg</text:p>
          </table:table-cell>
        </table:table-row>
        <table:table-row>
          <table:table-cell table:style-name="Table1.A2" office:value-type="string">
            <text:p text:style-name="P75">boost</text:p>
          </table:table-cell>
          <table:table-cell table:style-name="Table1.B2" office:value-type="string">
            <text:p text:style-name="P75">boost</text:p>
          </table:table-cell>
        </table:table-row>
        <table:table-row>
          <table:table-cell table:style-name="Table1.A2" office:value-type="string">
            <text:p text:style-name="P75">libfits (?)</text:p>
          </table:table-cell>
          <table:table-cell table:style-name="Table1.B2" office:value-type="string">
            <text:p text:style-name="P75">libfits (?)</text:p>
          </table:table-cell>
        </table:table-row>
        <table:table-row table:style-name="Table1.5">
          <table:table-cell table:style-name="Table1.A2" office:value-type="string">
            <text:p text:style-name="P75">INDI</text:p>
          </table:table-cell>
          <table:table-cell table:style-name="Table1.B2" office:value-type="string">
            <text:p text:style-name="P75">ASCOM</text:p>
          </table:table-cell>
        </table:table-row>
        <table:table-row table:style-name="Table1.5">
          <table:table-cell table:style-name="Table1.A2" office:value-type="string">
            <text:p text:style-name="P78">libxml2 (?)</text:p>
          </table:table-cell>
          <table:table-cell table:style-name="Table1.B2" office:value-type="string">
            <text:p text:style-name="P78">libxml2 (?)</text:p>
          </table:table-cell>
        </table:table-row>
      </table:table>
      <text:p text:style-name="P13"/>
      <text:p text:style-name="P70">Front-End <text:span text:style-name="T54">(C++ GUI)</text:span></text:p>
      <table:table table:name="Table2" table:style-name="Table2">
        <table:table-column table:style-name="Table2.A"/>
        <table:table-column table:style-name="Table2.B"/>
        <table:table-row>
          <table:table-cell table:style-name="Table2.A1" office:value-type="string">
            <text:p text:style-name="P14">Linux</text:p>
          </table:table-cell>
          <table:table-cell table:style-name="Table2.B1" office:value-type="string">
            <text:p text:style-name="P14">Windows</text:p>
          </table:table-cell>
        </table:table-row>
        <table:table-row>
          <table:table-cell table:style-name="Table2.A2" office:value-type="string">
            <text:p text:style-name="P75">Qt</text:p>
          </table:table-cell>
          <table:table-cell table:style-name="Table2.B2" office:value-type="string">
            <text:p text:style-name="P75">Qt</text:p>
          </table:table-cell>
        </table:table-row>
        <table:table-row>
          <table:table-cell table:style-name="Table2.A2" office:value-type="string">
            <text:p text:style-name="P76">Opengl (?) / <text:span text:style-name="T55">qtgl?</text:span></text:p>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34"/>
      <text:p text:style-name="P71">Front-End <text:span text:style-name="T54">(Web UI)</text:span></text:p>
      <table:table table:name="Table3" table:style-name="Table3">
        <table:table-column table:style-name="Table3.A"/>
        <table:table-column table:style-name="Table3.B"/>
        <table:table-row>
          <table:table-cell table:style-name="Table3.A1" office:value-type="string">
            <text:p text:style-name="P15">Linux</text:p>
          </table:table-cell>
          <table:table-cell table:style-name="Table3.B1" office:value-type="string">
            <text:p text:style-name="P15">Windows</text:p>
          </table:table-cell>
        </table:table-row>
        <table:table-row>
          <table:table-cell table:style-name="Table3.A2" office:value-type="string">
            <text:p text:style-name="P77">Mongoose (?)</text:p>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10"/>
      <text:p text:style-name="P10"/>
      <text:h text:style-name="P170" text:outline-level="2"/>
      <text:h text:style-name="P176" text:outline-level="2">Configuration Management</text:h>
      <text:p text:style-name="P55">This section is about keeping track of <text:span text:style-name="T71">all the application related configuration settings.</text:span></text:p>
      <text:list xml:id="list1866114717" text:style-name="L7">
        <text:list-item>
          <text:p text:style-name="P159">The user should be able to create different “<text:span text:style-name="T2">profiles</text:span>” which hold the whole configuration of the application. O<text:span text:style-name="T70">nly one </text:span>profile <text:span text:style-name="T70">can be active at a time.</text:span></text:p>
        </text:list-item>
        <text:list-item>
          <text:p text:style-name="P160">The user should be able to run a Wizard which leads step-by-step through the creation process of a new profile.</text:p>
        </text:list-item>
        <text:list-item>
          <text:p text:style-name="P162"><text:span text:style-name="T75">The Wizard </text:span>will <text:span text:style-name="T75">slightly </text:span>depend on the platform where the <text:span text:style-name="T75">application </text:span>is used (e.g. under Linux certain INDI settings <text:span text:style-name="T75">have to be specified, under Windows it is ASCOM</text:span>).</text:p>
        </text:list-item>
        <text:list-item>
          <text:p text:style-name="P159"><text:span text:style-name="T70">Alternatively </text:span>a user should be able to created / <text:span text:style-name="T70">edited a </text:span>profile by simply modifying an<text:span text:style-name="T70"> </text:span>XML<text:span text:style-name="T70"> </text:span>file<text:span text:style-name="T70">.</text:span></text:p>
        </text:list-item>
        <text:list-item>
          <text:p text:style-name="P159">The user <text:span text:style-name="T74">should be able to specify the desired profile by specifying the respective filename directly as cmd-line argument.</text:span></text:p>
          <text:p text:style-name="P161"/>
        </text:list-item>
      </text:list>
      <text:p text:style-name="P54"/>
      <text:h text:style-name="P171" text:outline-level="2"/>
      <text:h text:style-name="P169" text:outline-level="2"/>
      <text:h text:style-name="P181" text:outline-level="1">UI Requirements / Usability</text:h>
      <text:h text:style-name="P172" text:outline-level="2">Remember UI Appearance</text:h>
      <text:list xml:id="list4120269358" text:style-name="L8">
        <text:list-item>
          <text:p text:style-name="P163"><text:span text:style-name="T85">The user should be able to configure the UI according to his needs (“</text:span><text:span text:style-name="T12">UI Configuration</text:span><text:span text:style-name="T85">”). This “UI configuration” is only related to the UI properties and does not depend on the actual user “Profile” which holds the device- and focus-finder configuration. This “UI Configuration” has to be persistent and should be restored when the application is restarted. This especially includes</text:span></text:p>
          <text:list>
            <text:list-item>
              <text:p text:style-name="P164">which frames were visible</text:p>
            </text:list-item>
            <text:list-item>
              <text:p text:style-name="P165">frame sizes and positions</text:p>
            </text:list-item>
          </text:list>
        </text:list-item>
        <text:list-item>
          <text:p text:style-name="P166">The user should be able to <text:span text:style-name="T86">reset the “UI Configuration“ to a default</text:span></text:p>
        </text:list-item>
        <text:list-item>
          <text:p text:style-name="P167">The positions and sizes of the frames should be clipped to the actual screen-resolution since this may have changed since the last session.</text:p>
        </text:list-item>
      </text:list>
      <text:h text:style-name="P173" text:outline-level="2">Responsiveness</text:h>
      <text:h text:style-name="Heading_20_3" text:outline-level="3">Action concept / <text:span text:style-name="T58">Task handling</text:span></text:h>
      <text:p text:style-name="Heading">Motivation</text:p>
      <text:p text:style-name="P24">In astronomy <text:span text:style-name="T31">as in many other fields </text:span>we deal with devices which perform actions in the real world. These actions can take time, they <text:span text:style-name="T32">can</text:span> fail and a user also may want to cancel them. A program needs to manage this by being aware of the status of the respective action, by tracking the execution if possible and also showing these information to the user and providing certain actions - like canceling the action at any point in time.</text:p>
      <text:p text:style-name="P25"><text:span text:style-name="T33">D</text:span>epending on the type of user interface it is desired to start an action and directly return to the UI to perform other actions (ASYNC execution) – <text:span text:style-name="T34">otherwise the UI would block until the action is finished (bad responsiveness)</text:span>. <text:span text:style-name="T24">In this case asynchronous events can be emitted in case anything changes within the action the program may be interested in. The program can register for those events of interest in advance. On the other hand – if there is only one control-flow (e.g. a simple cmd-line interface) the program may want to have a SYNC </text:span><text:span text:style-name="T6">Action</text:span><text:span text:style-name="T24"> interface – i.e. the execution of the </text:span><text:span text:style-name="T6">Action</text:span><text:span text:style-name="T24"> blocks until it is finished or fails. </text:span><text:span text:style-name="T26">Questions is if this SYNC mode is required because there can always be a simple waitFor() to mimic this behaviour in the respective application code. </text:span><text:span text:style-name="T27">Having the two modes also makes the code more complex. One solution to this would be to have a </text:span><text:span text:style-name="T28">SyncAction</text:span><text:span text:style-name="T27"> and an </text:span><text:span text:style-name="T28">AsyncAction</text:span><text:span text:style-name="T27">.</text:span></text:p>
      <text:p text:style-name="P24"/>
      <text:p text:style-name="Heading">Technical requirements</text:p>
      <text:list xml:id="list1882138392" text:style-name="L9">
        <text:list-item>
          <text:p text:style-name="P144"><text:span text:style-name="T13">In case of a ASYNC execution of the </text:span><text:span text:style-name="T4">Action</text:span><text:span text:style-name="T15">, call execute(async=true). A std::thread is created and the worker-funcion of the </text:span><text:span text:style-name="T4">Action</text:span><text:span text:style-name="T15"> is executed in this thread. NOTE: QThread is not an option to avoid dependency to Qt in the back-end.</text:span></text:p>
          <text:p text:style-name="P144"/>
        </text:list-item>
        <text:list-item>
          <text:p text:style-name="P145"><text:span text:style-name="T13">In the ASYNC case it is possible to cancel the execution of the thread at any point in time by calling cancel(). If cancel() is called but the </text:span><text:span text:style-name="T4">Action</text:span><text:span text:style-name="T16"> is not running, nothing happens. If cancel(9 is called but the </text:span><text:span text:style-name="T4">Action</text:span><text:span text:style-name="T16"> is executed SYNC, nothing happens (or an execption is thown?).</text:span></text:p>
          <text:p text:style-name="P145"/>
        </text:list-item>
        <text:list-item>
          <text:p text:style-name="P145"><text:soft-page-break/><text:span text:style-name="T13">It is always possible to request the current status of the </text:span><text:span text:style-name="T4">Action</text:span><text:span text:style-name="T17"> (RUNNING | …) even while std::thread runs (thread-safety → LockGuard...).</text:span></text:p>
          <text:p text:style-name="P145"/>
        </text:list-item>
        <text:list-item>
          <text:p text:style-name="P145"><text:span text:style-name="T13">One can ask if a </text:span><text:span text:style-name="T4">Action</text:span><text:span text:style-name="T18"> is executed sync or async at the moment.</text:span></text:p>
          <text:p text:style-name="P145"/>
        </text:list-item>
        <text:list-item>
          <text:p text:style-name="P145"><text:span text:style-name="T13">One can only execute the </text:span><text:span text:style-name="T4">Action</text:span><text:span text:style-name="T18"> once at a time. Calling execute() while </text:span><text:span text:style-name="T4">Action</text:span><text:span text:style-name="T18"> is already executed, won’t execute the </text:span><text:span text:style-name="T4">Action</text:span><text:span text:style-name="T5">s</text:span><text:span text:style-name="T18"> again (error code / throw execrption...).</text:span></text:p>
          <text:p text:style-name="P145"/>
        </text:list-item>
        <text:list-item>
          <text:p text:style-name="P145"><text:span text:style-name="T13">But the execute() function of one and the same </text:span><text:span text:style-name="T4">Action</text:span><text:span text:style-name="T19"> object can be called multiple times consecutively – i.e. execute() can be started again when finished previously.</text:span></text:p>
          <text:p text:style-name="P145"/>
        </text:list-item>
        <text:list-item>
          <text:p text:style-name="P145"><text:span text:style-name="T13">In case of a SYNC execution of the </text:span><text:span text:style-name="T4">Action</text:span><text:span text:style-name="T13"> is desired one just calls execute(async=false). In this case the </text:span><text:span text:style-name="T4">Action</text:span><text:span text:style-name="T5">s</text:span><text:span text:style-name="T14"> worker function is </text:span><text:span text:style-name="T3">not </text:span><text:span text:style-name="T14">executed in a std::thread.</text:span></text:p>
          <text:p text:style-name="P145"/>
        </text:list-item>
        <text:list-item>
          <text:p text:style-name="P111">Question: Will events be generated (listener called) also when in SYNC-Mode?!</text:p>
        </text:list-item>
      </text:list>
      <text:p text:style-name="P18"/>
      <text:p text:style-name="P18"/>
      <text:p text:style-name="Heading">ASYNC Boundary Problem / UI Kit Thread-Safety</text:p>
      <text:p text:style-name="P47">Quite often UI Toolkits are not thread-safe. This needs special attention – especially when an ASYNC callback from an Action should be used to update a UI component (see Qt-GUI section).</text:p>
      <text:p text:style-name="P6"/>
      <text:p text:style-name="P42"/>
      <text:h text:style-name="P182" text:outline-level="1">UI Design</text:h>
      <text:p text:style-name="Standard">In this section possible UI designs for the FoFi are proposed in a Mock-Up manner. There are different designs for the <text:span text:style-name="T89">Desktop-Application (C++-GUI)</text:span>, the Web GUI and the CMD-line interface. In any case the design does not yet put any constraints on a certain UI technology. </text:p>
      <text:h text:style-name="P174" text:outline-level="2"><text:span text:style-name="T88">Desktop Application (C++-</text:span>GUI<text:span text:style-name="T88">)</text:span></text:h>
      <text:p text:style-name="P48">This section proposes a design for a possible Desktop-Application. Later this section also shows how the components and frames work together.</text:p>
      <text:p text:style-name="P43"/>
      <text:p text:style-name="P21">-TODO: Look for paper prototypes!</text:p>
      <text:p text:style-name="P20">-<text:span text:style-name="T81">TODO: Look for other document I have written</text:span></text:p>
      <text:p text:style-name="P9"/>
      <text:h text:style-name="Heading_20_3" text:outline-level="3">Frames / Dialogs</text:h>
      <text:p text:style-name="Heading">Device Control / Device connectivity status</text:p>
      <text:p text:style-name="P59">The UI part to control the devices and see its connection status does not depend on INDI. </text:p>
      <text:p text:style-name="P57">...</text:p>
      <text:p text:style-name="Heading">INDI Server / Connectivity</text:p>
      <text:p text:style-name="P58">This part is used to configure and establish a connection to one (or more?) INDI servers (?).</text:p>
      <text:p text:style-name="P58">...</text:p>
      <text:p text:style-name="Heading">Focus Control</text:p>
      <text:p text:style-name="P60">This frame is used to control the focus and see the <text:span text:style-name="T82">current status of the focuser. Status information is the current position, if it is currently moving and if there is an error. The user also has a Cancel-Button which is active while the focuser moves. </text:span></text:p>
      <text:p text:style-name="Text_20_body">...</text:p>
      <text:p text:style-name="Heading">Camera control</text:p>
      <text:p text:style-name="P69">…</text:p>
      <text:p text:style-name="Heading">Cooler control</text:p>
      <text:p text:style-name="Standard">-See history of temp. values… diagram / graph….</text:p>
      <text:p text:style-name="Standard">…</text:p>
      <text:p text:style-name="Standard"/>
      <text:p text:style-name="Heading">Frame Viewer</text:p>
      <text:p text:style-name="P56">… <text:span text:style-name="T80">show frame (s), allow selection of region, show FWHM, HFD, 3D star profile, etc. graphically…</text:span></text:p>
      <text:p text:style-name="Heading">Main Window</text:p>
      <text:p text:style-name="P62"><text:span text:style-name="T87">The Main-Window is a kind of MDI-Window which allows the integration of multiple frames as “Tool-Windows”. Beside that it is also possible to have frames as sep. windows (like gimp). The </text:span><text:soft-page-break/><text:span text:style-name="T87">MainWindow has a menu which provides access to all functions (?). Dockable? → See </text:span><text:a xlink:type="simple" xlink:href="http://doc.qt.io/qt-5/mainwindow.html" text:style-name="Internet_20_link" text:visited-style-name="Visited_20_Internet_20_Link"><text:span text:style-name="T87">http://doc.qt.io/qt-5/mainwindow.html</text:span></text:a><text:span text:style-name="T87">, </text:span><text:a xlink:type="simple" xlink:href="http://doc.qt.io/qt-5/qdockwidget.html" text:style-name="Internet_20_link" text:visited-style-name="Visited_20_Internet_20_Link"><text:span text:style-name="T87">http://doc.qt.io/qt-5/qdockwidget.html</text:span></text:a></text:p>
      <text:p text:style-name="P64">Question is, which frame(s) are the most important ones and maybe should be there all the time? Like in GIMP the image… In this case it could be the “Frame Viewer” which always shows the latest frame from the camera… <text:span text:style-name="T90">If there is no frame the background is just black / grey? Is the FrameViewer always visible (i.e. cannot be closed)? And can there only be one FrameViewer with one frame visible at a time (no MDI)? … What about the “Device Connection” control/status frame? Or should there be two Windows? One “MainWindow” Which holds the “Device Connection” stuff and some custom selected frames like “Camera Control” and “Focus Control” and another window which holds the FrameViewer?….</text:span></text:p>
      <text:p text:style-name="Heading">Automatic Focus Finder Frame</text:p>
      <text:p text:style-name="Text_20_body">….<text:span text:style-name="T83">TODO – specific frame for A</text:span><text:span text:style-name="T11">utomatic </text:span><text:span text:style-name="T83">Focus Finder? Or just a button? How should this look like?!</text:span></text:p>
      <text:p text:style-name="Heading">Manual Focus Finder Frame</text:p>
      <text:p text:style-name="P67">… TODO … BIG TEXT (FWHM, HFD, 3D Animation….)</text:p>
      <text:p text:style-name="Heading">Splash Screen</text:p>
      <text:p text:style-name="P61">… Prof…, can be disabled….</text:p>
      <text:h text:style-name="Heading_20_3" text:outline-level="3">UI Components</text:h>
      <text:p text:style-name="Heading">FWHM</text:p>
      <text:p text:style-name="P65">In case curve-fitting was used to calculate the FWHM value this component graphically shows the Gaussian curve as well as the corresponding data-points. <text:span text:style-name="T91">For a 2D star image there are normally 2 directions (x- and y) in which the FWHM can be calculated. Therefore two of those panels may be shown (</text:span><text:span text:style-name="T29">or just one with a mean value / curve (?)</text:span><text:span text:style-name="T91">).</text:span></text:p>
      <text:p text:style-name="Heading">HFD</text:p>
      <text:p text:style-name="Text_20_body">…</text:p>
      <text:p text:style-name="P72">Star Center??? Or part of HFD?</text:p>
      <text:p text:style-name="Heading">3D Star Profile</text:p>
      <text:p text:style-name="P49">→ IDEA: 3D (open GL) view of current star!!!! rotating! → Qt GL….</text:p>
      <text:p text:style-name="P8">→<text:span text:style-name="T92"> Integrate Gaussian curve(s) into the 3D View…!?</text:span></text:p>
      <text:p text:style-name="P8">→<text:span text:style-name="T93"> Vizualize the star center somehow by showing a layer below the star with a raster on which the center is projected? Also indicate the maximum possible value (saturation?) Or auto-stretch of Z-Axis? → configurable?</text:span></text:p>
      <text:p text:style-name="P8"/>
      <text:p text:style-name="Heading">Star <text:span text:style-name="T94">Detail </text:span>Info</text:p>
      <text:p text:style-name="P66">Displays all the available infos for the currently selected start...</text:p>
      <text:p text:style-name="P66"><text:soft-page-break/>-min, max, …… saturated, HFD, ….</text:p>
      <text:p text:style-name="P67">...</text:p>
      <text:p text:style-name="Heading">Focus Pos Animation (?)</text:p>
      <text:p text:style-name="Text_20_body">…</text:p>
      <text:p text:style-name="Heading">Focus “History” (?)</text:p>
      <text:p text:style-name="P45">→ Show small pictures of the same star for different focus positions on a “bar” which also indicates where the current focus position is…..</text:p>
      <text:p text:style-name="P45">...</text:p>
      <text:p text:style-name="P45"/>
      <text:p text:style-name="Heading">V-Curve Viewer (?)</text:p>
      <text:p text:style-name="P46">...</text:p>
      <text:p text:style-name="P45"/>
      <text:h text:style-name="Heading_20_2" text:outline-level="2">Web GUI</text:h>
      <text:p text:style-name="P63">...</text:p>
      <text:h text:style-name="P183" text:outline-level="1"><text:span text:style-name="T78">UI </text:span>Technology Specific <text:span text:style-name="T79">Notes / Details</text:span></text:h>
      <text:h text:style-name="Heading_20_2" text:outline-level="2">Qt-GUI / <text:span text:style-name="T104">wxWidgets</text:span></text:h>
      <text:p text:style-name="Standard">...</text:p>
      <text:h text:style-name="P156" text:outline-level="3"/>
      <text:h text:style-name="P156" text:outline-level="3">Dealing with ASYNC events</text:h>
      <text:p text:style-name="P7"><text:span text:style-name="T59">Qt solves this problem using it’s signal-slot mechanism. Basically the callback function called from the Action std::thread </text:span><text:span text:style-name="T7">emit</text:span><text:span text:style-name="T8">s</text:span><text:span text:style-name="T7"> a signal</text:span><text:span text:style-name="T42">. </text:span><text:span text:style-name="T43">This signal is connected to a slot </text:span><text:span text:style-name="T1">in the UI thread. The slot function is then executed by the UI thread. This leads to a coding-overhead because always 2 layers of event-handlers have to be maintained. To keep the Qt GUI Code simpler, lambda-functions may be used for this mapping. The following sequence illustrates a typical call flow.</text:span></text:p>
      <text:p text:style-name="P73">Qt-GUI ASYNC Sequence</text:p>
      <text:p text:style-name="P16"><draw:custom-shape text:anchor-type="paragraph" draw:z-index="8" draw:name="Shape10" draw:style-name="gr10" draw:text-style-name="P184" svg:width="1.063in" svg:height="0.5213in" svg:x="1.078in" svg:y="0.2043in"><text:p text:style-name="P184">Main UI</text:p><text:p text:style-name="P184">: Thread 1</text:p><draw:enhanced-geometry svg:viewBox="0 0 21600 21600" draw:type="rectangle" draw:enhanced-path="M 0 0 L 21600 0 21600 21600 0 21600 0 0 Z N"/></draw:custom-shape></text:p>
      <text:p text:style-name="P7"><draw:custom-shape text:anchor-type="paragraph" draw:z-index="6" draw:name="Shape10" draw:style-name="gr10" draw:text-style-name="P184" svg:width="1.063in" svg:height="0.5213in" svg:x="3.8339in" svg:y="0.7854in"><text:p text:style-name="P184">Action</text:p><text:p text:style-name="P184">: Thread 1</text:p><draw:enhanced-geometry svg:viewBox="0 0 21600 21600" draw:type="rectangle" draw:enhanced-path="M 0 0 L 21600 0 21600 21600 0 21600 0 0 Z N"/></draw:custom-shape><draw:line text:anchor-type="paragraph" draw:z-index="7" draw:name="Shape9" draw:style-name="gr9" draw:text-style-name="P184" svg:x1="1.6087in" svg:y1="0.1811in" svg:x2="1.6087in" svg:y2="7.4677in"><text:p/></draw:line></text:p>
      <text:p text:style-name="P7"/>
      <text:p text:style-name="P7"><draw:frame text:anchor-type="paragraph" draw:z-index="2" draw:name="Shape8" draw:style-name="gr7" draw:text-style-name="P185" svg:width="1.5732in" svg:height="0.3843in" svg:x="2.202in" svg:y="1.339in"><draw:text-box><text:p>Register for certain events...</text:p></draw:text-box></draw:frame></text:p>
      <text:p text:style-name="P7"/>
      <text:p text:style-name="P7"><draw:line text:anchor-type="paragraph" draw:z-index="30" draw:name="Shape9" draw:style-name="gr9" draw:text-style-name="P184" svg:x1="0.2004in" svg:y1="-0.2417in" svg:x2="0.2004in" svg:y2="7.0449in"><text:p/></draw:line><draw:custom-shape text:anchor-type="paragraph" draw:z-index="31" draw:name="Shape10" draw:style-name="gr10" draw:text-style-name="P184" svg:width="1.063in" svg:height="0.5213in" svg:x="-0.3307in" svg:y="-0.75in"><text:p text:style-name="P184">Qt Queue</text:p><text:p text:style-name="P184">: Thread 1</text:p><draw:enhanced-geometry svg:viewBox="0 0 21600 21600" draw:type="rectangle" draw:enhanced-path="M 0 0 L 21600 0 21600 21600 0 21600 0 0 Z N"/></draw:custom-shape></text:p>
      <text:p text:style-name="P40"><draw:line text:anchor-type="paragraph" draw:z-index="9" draw:name="Shape7" draw:style-name="gr6" draw:text-style-name="P184" svg:x1="1.6091in" svg:y1="0.0917in" svg:x2="3.8343in" svg:y2="0.0917in"><text:p/></draw:line></text:p>
      <text:p text:style-name="P40"><draw:frame text:anchor-type="paragraph" draw:z-index="3" draw:name="Shape8" draw:style-name="gr8" draw:text-style-name="P185" svg:width="1.5732in" svg:height="0.576in" svg:x="2.2543in" svg:y="1.3429in"><draw:text-box><text:p>Start async CMD execution(parms, timeout)</text:p></draw:text-box></draw:frame><draw:line text:anchor-type="paragraph" draw:z-index="5" draw:name="Shape9" draw:style-name="gr9" draw:text-style-name="P184" svg:x1="4.3654in" svg:y1="0.1874in" svg:x2="4.3654in" svg:y2="6.4949in"><text:p/></draw:line></text:p>
      <text:p text:style-name="P7"><draw:frame text:anchor-type="paragraph" draw:z-index="10" draw:name="Shape8" draw:style-name="gr7" draw:text-style-name="P185" svg:width="1.5732in" svg:height="0.3843in" svg:x="2.0217in" svg:y="-0.5154in"><draw:text-box><text:p>Create new Action()</text:p></draw:text-box></draw:frame></text:p>
      <text:p text:style-name="P7"><draw:custom-shape text:anchor-type="paragraph" draw:z-index="16" draw:name="Shape10" draw:style-name="gr15" draw:text-style-name="P186" svg:width="1.063in" svg:height="0.5213in" svg:x="6.2173in" svg:y="1.4165in"><text:p text:style-name="P184">Action</text:p><text:p text:style-name="P184">: Thread 2</text:p><draw:enhanced-geometry svg:viewBox="0 0 21600 21600" draw:type="rectangle" draw:enhanced-path="M 0 0 L 21600 0 21600 21600 0 21600 0 0 Z N"/></draw:custom-shape></text:p>
      <text:p text:style-name="P7"/>
      <text:p text:style-name="P7"><draw:line text:anchor-type="paragraph" draw:z-index="1" draw:name="Shape7" draw:style-name="gr6" draw:text-style-name="P184" svg:x1="1.6091in" svg:y1="0.1898in" svg:x2="4.3654in" svg:y2="0.1898in"><text:p/></draw:line><draw:custom-shape text:anchor-type="paragraph" draw:z-index="11" draw:name="Shape4" draw:style-name="gr11" svg:width="0.1567in" svg:height="0.3232in" svg:x="4.3756in" svg:y="0.1772in"><text:p/><draw:enhanced-geometry svg:viewBox="0 0 21600 21600" draw:type="rectangle" draw:enhanced-path="M 0 0 L 21600 0 21600 21600 0 21600 0 0 Z N"/></draw:custom-shape></text:p>
      <text:p text:style-name="P7"/>
      <text:p text:style-name="P7"><draw:line text:anchor-type="paragraph" draw:z-index="12" draw:name="Shape7" draw:style-name="gr12" draw:text-style-name="P184" svg:x1="1.6091in" svg:y1="0.1165in" svg:x2="4.3654in" svg:y2="0.1165in"><text:p/></draw:line></text:p>
      <text:p text:style-name="P7"/>
      <text:p text:style-name="P7"><draw:frame text:anchor-type="paragraph" draw:z-index="18" draw:name="Shape8" draw:style-name="gr16" draw:text-style-name="P185" svg:width="1.474in" svg:height="0.2843in" svg:x="4.6291in" svg:y="0.1953in"><draw:text-box><text:p>Create new Thread()</text:p></draw:text-box></draw:frame></text:p>
      <text:p text:style-name="P7"><draw:custom-shape text:anchor-type="paragraph" draw:z-index="13" draw:name="Shape4" draw:style-name="gr13" svg:width="0.1567in" svg:height="1.0961in" svg:x="4.3756in" svg:y="0.152in"><text:p/><draw:enhanced-geometry svg:viewBox="0 0 21600 21600" draw:type="rectangle" draw:enhanced-path="M 0 0 L 21600 0 21600 21600 0 21600 0 0 Z N"/></draw:custom-shape></text:p>
      <text:p text:style-name="P7"><draw:line text:anchor-type="paragraph" draw:z-index="4" draw:name="Shape7" draw:style-name="gr6" draw:text-style-name="P184" svg:x1="1.6091in" svg:y1="0.002in" svg:x2="4.3654in" svg:y2="0.002in"><text:p/></draw:line><draw:line text:anchor-type="paragraph" draw:z-index="17" draw:name="Shape7" draw:style-name="gr6" draw:text-style-name="P184" svg:x1="4.5319in" svg:y1="0.0272in" svg:x2="6.2173in" svg:y2="0.0272in"><text:p/></draw:line></text:p>
      <text:p text:style-name="P7"/>
      <text:p text:style-name="P7"><draw:line text:anchor-type="paragraph" draw:z-index="15" draw:name="Shape9" draw:style-name="gr14" draw:text-style-name="P184" svg:x1="6.7382in" svg:y1="0.0626in" svg:x2="6.7382in" svg:y2="4.1224in"><text:p/></draw:line></text:p>
      <text:p text:style-name="P7"><draw:frame text:anchor-type="paragraph" draw:z-index="19" draw:name="Shape8" draw:style-name="gr7" draw:text-style-name="P185" svg:width="1.6177in" svg:height="0.3843in" svg:x="4.6291in" svg:y="-0.1634in"><draw:text-box><text:p>Start execute() function in new thread</text:p></draw:text-box></draw:frame></text:p>
      <text:p text:style-name="P7"><draw:line text:anchor-type="paragraph" draw:z-index="20" draw:name="Shape7" draw:style-name="gr6" draw:text-style-name="P184" svg:x1="4.5319in" svg:y1="0.0374in" svg:x2="6.7382in" svg:y2="0.0374in"><text:p/></draw:line><draw:custom-shape text:anchor-type="paragraph" draw:z-index="21" draw:name="Shape4" draw:style-name="gr17" draw:text-style-name="P187" svg:width="0.1567in" svg:height="2.2224in" svg:x="6.7382in" svg:y="0.0374in"><text:p/><draw:enhanced-geometry svg:viewBox="0 0 21600 21600" draw:mirror-horizontal="false" draw:mirror-vertical="false" draw:type="rectangle" draw:enhanced-path="M 0 0 L 21600 0 21600 21600 0 21600 0 0 Z N"/></draw:custom-shape></text:p>
      <text:p text:style-name="P7"><draw:line text:anchor-type="paragraph" draw:z-index="14" draw:name="Shape7" draw:style-name="gr12" draw:text-style-name="P184" svg:x1="1.6661in" svg:y1="0.0437in" svg:x2="4.3343in" svg:y2="0.0437in"><text:p/></draw:line><draw:line text:anchor-type="paragraph" draw:z-index="22" draw:name="Shape7" draw:style-name="gr12" draw:text-style-name="P184" svg:x1="4.5319in" svg:y1="0.098in" svg:x2="6.7382in" svg:y2="0.098in"><text:p/></draw:line></text:p>
      <text:p text:style-name="P7"><draw:custom-shape text:anchor-type="paragraph" draw:z-index="27" draw:name="Shape5" draw:style-name="gr21" draw:text-style-name="P188" svg:width="2.1567in" svg:height="0.5835in" svg:x="1.7728in" svg:y="0.0244in"><text:p text:style-name="P184"><text:span text:style-name="T118">NOTE: Problem is that UI update</text:span></text:p><text:p text:style-name="P184"><text:span text:style-name="T118">will happen from another thread</text:span></text:p><text:p text:style-name="P184"><text:span text:style-name="T118">→ </text:span><text:span text:style-name="T118">Qt is not thread-safe!</text:span></text:p><draw:enhanced-geometry svg:viewBox="0 0 21600 21600" draw:text-areas="800 800 20800 20800" draw:type="round-rectangular-callout" draw:modifiers="1759.43335479717 33363.13912009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
      <text:p text:style-name="P7"/>
      <text:p text:style-name="P7"><draw:frame text:anchor-type="paragraph" draw:z-index="24" draw:name="Shape8" draw:style-name="gr18" draw:text-style-name="P185" svg:width="3.4823in" svg:height="0.1925in" svg:x="2.9898in" svg:y="0.1134in"><draw:text-box><text:p>Notify all listeners registered for a certain event...</text:p></draw:text-box></draw:frame></text:p>
      <text:p text:style-name="P7"><draw:line text:anchor-type="paragraph" draw:z-index="23" draw:name="Shape7" draw:style-name="gr12" draw:text-style-name="P184" svg:x1="1.7634in" svg:y1="0.1492in" svg:x2="6.7362in" svg:y2="0.1492in"><text:p/></draw:line><draw:custom-shape text:anchor-type="paragraph" draw:z-index="25" draw:name="Shape4" draw:style-name="gr19" draw:text-style-name="P187" svg:width="0.1567in" svg:height="0.5543in" svg:x="1.6071in" svg:y="0.1492in"><text:p/><draw:enhanced-geometry svg:viewBox="0 0 21600 21600" draw:type="rectangle" draw:enhanced-path="M 0 0 L 21600 0 21600 21600 0 21600 0 0 Z N"/></draw:custom-shape><draw:frame text:anchor-type="paragraph" draw:z-index="35" draw:name="Shape8" draw:style-name="gr23" draw:text-style-name="P185" svg:width="0.8252in" svg:height="0.2433in" svg:x="0.5909in" svg:y="0.8366in"><draw:text-box><text:p>Call slot</text:p></draw:text-box></draw:frame></text:p>
      <text:p text:style-name="P7"><draw:frame text:anchor-type="paragraph" draw:z-index="32" draw:name="Shape8" draw:style-name="gr23" draw:text-style-name="P185" svg:width="0.8252in" svg:height="0.2433in" svg:x="0.5909in" svg:y="0.1516in"><draw:text-box><text:p>emit(event)</text:p></draw:text-box></draw:frame></text:p>
      <text:p text:style-name="P7"><draw:line text:anchor-type="paragraph" draw:z-index="29" draw:name="Shape7" draw:style-name="gr20" draw:text-style-name="P184" svg:x1="1.6071in" svg:y1="0.1795in" svg:x2="0.2772in" svg:y2="0.1752in"><text:p/></draw:line><draw:custom-shape text:anchor-type="paragraph" draw:z-index="33" draw:name="Shape4" draw:style-name="gr24" svg:width="0.1567in" svg:height="0.4961in" svg:x="0.2008in" svg:y="0.1791in"><text:p/><draw:enhanced-geometry svg:viewBox="0 0 21600 21600" draw:type="rectangle" draw:enhanced-path="M 0 0 L 21600 0 21600 21600 0 21600 0 0 Z N"/></draw:custom-shape></text:p>
      <text:p text:style-name="P7"><draw:line text:anchor-type="paragraph" draw:z-index="26" draw:name="Shape7" draw:style-name="gr20" draw:text-style-name="P184" svg:x1="1.7634in" svg:y1="0.1283in" svg:x2="6.7362in" svg:y2="0.1138in"><text:p/></draw:line></text:p>
      <text:p text:style-name="P7"/>
      <text:p text:style-name="P7"><draw:line text:anchor-type="paragraph" draw:z-index="34" draw:name="Shape7" draw:style-name="gr12" draw:text-style-name="P184" svg:x1="1.6087in" svg:y1="0.0709in" svg:x2="0.3602in" svg:y2="0.0665in"><text:p/></draw:line></text:p>
      <text:p text:style-name="P7"><draw:custom-shape text:anchor-type="paragraph" draw:z-index="28" draw:name="Shape4" draw:style-name="gr22" svg:width="0.1567in" svg:height="0.8331in" svg:x="1.6217in" svg:y="-0.1547in"><text:p/><draw:enhanced-geometry svg:viewBox="0 0 21600 21600" draw:type="rectangle" draw:enhanced-path="M 0 0 L 21600 0 21600 21600 0 21600 0 0 Z N"/></draw:custom-shape><draw:frame text:anchor-type="paragraph" draw:z-index="36" draw:name="Shape8" draw:style-name="gr23" draw:text-style-name="P185" svg:width="0.8252in" svg:height="0.2433in" svg:x="1.8193in" svg:y="0.1646in"><draw:text-box><text:p>UI update</text:p></draw:text-box></draw:frame></text:p>
      <text:p text:style-name="P7"/>
      <text:p text:style-name="P7"/>
      <text:p text:style-name="P7"/>
      <text:p text:style-name="P7"/>
      <text:p text:style-name="P7"/>
      <text:p text:style-name="P7"/>
      <text:p text:style-name="P7"/>
      <text:p text:style-name="P11"/>
      <text:p text:style-name="P11"/>
      <text:p text:style-name="P11"/>
      <text:p text:style-name="P11"/>
      <text:p text:style-name="P11"/>
      <text:p text:style-name="P11"/>
      <text:p text:style-name="P11"/>
      <text:p text:style-name="P11"/>
      <text:p text:style-name="P39"/>
      <text:h text:style-name="Heading_20_2" text:outline-level="2">Web UI</text:h>
      <text:p text:style-name="P53">-<text:span text:style-name="T60">TODO: How does Web UI work with Actions? Built-in server? ↔ How to send something to the Web? Http2? Or websocket? Or http + polling? Mongoose? Which other frameworks are there?</text:span></text:p>
      <text:h text:style-name="Heading_20_2" text:outline-level="2"><text:soft-page-break/>Ncurses</text:h>
      <text:p text:style-name="Text_20_body">...</text:p>
      <text:h text:style-name="P177" text:outline-level="1"/>
      <text:h text:style-name="P178" text:outline-level="1">Device Connectivity / Mgmt</text:h>
      <text:p text:style-name="P12"/>
      <text:h text:style-name="Heading_20_2" text:outline-level="2">INDI</text:h>
      <text:p text:style-name="P27"/>
      <text:p text:style-name="P27">Sequence diagram of “Init”… dependencies...</text:p>
      <text:p text:style-name="P27"/>
      <text:p text:style-name="P27"/>
      <text:h text:style-name="Heading_20_2" text:outline-level="2">ASCOM</text:h>
      <text:p text:style-name="Text_20_body">...</text:p>
      <text:p text:style-name="P1"/>
      <text:p text:style-name="P1"/>
      <text:p text:style-name="P1"/>
      <text:h text:style-name="Heading_20_1" text:outline-level="1">Image Processing</text:h>
      <text:h text:style-name="Heading_20_2" text:outline-level="2">HFD</text:h>
      <text:p text:style-name="P28">-”<text:span text:style-name="T77">Normal” algorithm… → formula...</text:span></text:p>
      <text:p text:style-name="P28">-<text:span text:style-name="T77">Algorithm from Han K.</text:span></text:p>
      <text:p text:style-name="P28">-<text:span text:style-name="T77">Finding Star-Center (CoG?)</text:span></text:p>
      <text:p text:style-name="P28">-<text:span text:style-name="T77">Finding background level?</text:span></text:p>
      <text:p text:style-name="P28">-<text:span text:style-name="T77">Equalize?</text:span></text:p>
      <text:p text:style-name="P28"/>
      <text:h text:style-name="Heading_20_2" text:outline-level="2">FWHM</text:h>
      <text:p text:style-name="P28">-<text:span text:style-name="T77">Curve fitting...</text:span></text:p>
      <text:p text:style-name="P29">-<text:span text:style-name="T77">Algorithm from Han K….</text:span></text:p>
      <text:p text:style-name="P1"/>
      <text:h text:style-name="Heading_20_2" text:outline-level="2">Detecting Center of Star</text:h>
      <text:p text:style-name="P41">...</text:p>
      <text:p text:style-name="P1"/>
      <text:h text:style-name="P177" text:outline-level="1"/>
      <text:h text:style-name="P178" text:outline-level="1">Focus Finding Algorithm</text:h>
      <text:p text:style-name="P30"/>
      <text:p text:style-name="P30">Idea?</text:p>
      <text:p text:style-name="P31">Ablauf-Diagram…</text:p>
      <text:p text:style-name="P31"/>
      <text:p text:style-name="P30">Orientation Phase ?</text:p>
      <text:p text:style-name="P1"/>
      <text:p text:style-name="P30">Refinement Phase ?</text:p>
      <text:p text:style-name="P1"/>
      <text:p text:style-name="P1"/>
      <text:p text:style-name="P150">Paper von FocusMax! → Vcurve recording to gather information about “optics, camera, focus” behaviour → then using the calculated “slopes” to </text:p>
      <text:p text:style-name="P151">Requirement: <text:s/>Focus position should be more or less “absolute”, i.e. the defined “Near focus position” should be more or less at the same position each time…. <text:span text:style-name="T105">Wenn jemand den Fokus manuell bewegt (z.B. lösen der Schrauben), dann ist die “NFP” unbrauchbar. Die gemessenen Steigungen etc. sind aber noch brauchbar, da sie nichts mit der aktuellen Position zutun haben.</text:span></text:p>
      <text:p text:style-name="P151"/>
      <text:p text:style-name="P155"><text:span text:style-name="T110">NOTE: </text:span>Focus-Max can only move Focuser within min-max boundaries (always!), otherwise <text:span text:style-name="T109">driver gives error! That means user is responsible for at least this setup to be correct!</text:span></text:p>
      <text:p text:style-name="P155"/>
      <text:p text:style-name="P155"/>
      <text:p text:style-name="P152">-<text:span text:style-name="T107">Near Focus Position (</text:span>NFP<text:span text:style-name="T107">) </text:span>– <text:span text:style-name="T106">to be set by user (maybe even each time)! “Please bring focus to NFP.” - </text:span><text:span text:style-name="T112">Problem: We don’t know on which side w</text:span><text:span text:style-name="T116">e </text:span><text:span text:style-name="T112">are, yet.</text:span><text:span text:style-name="T106"> So we need to move once into one direction (step-size can be calculated using one of the slopes!?), then we would know on which side we are…. </text:span><text:span text:style-name="T112">How does FocusMax solve this? </text:span><text:span text:style-name="T113">Should we trust the currentfocus position and simply lookup in the curve </text:span><text:span text:style-name="T114">on which side we are??</text:span><text:span text:style-name="T113">? </text:span><text:span text:style-name="T115">Probably not, since the actual position should not be part of the system specification!</text:span></text:p>
      <text:p text:style-name="P152"/>
      <text:p text:style-name="P153">-<text:span text:style-name="T108">HFD boundaries (to be defined by user once – for a profile) – pre-calc values if possible from pixel diameter of camera and focal length! - in that case user does not have to change!</text:span></text:p>
      <text:p text:style-name="P154"/>
      <text:p text:style-name="P154">-<text:span text:style-name="T111">Out of focus position (OFP) – this can be calculated using the slope and the known HFD boundaries (?). <text:s/>There are two OFPs: One to the “left” and one to the “right”. </text:span><text:span text:style-name="T117">TODO: Should user select which one is preferred?</text:span></text:p>
      <text:p text:style-name="P154"/>
      <text:p text:style-name="P152"/>
      <text:p text:style-name="P152"/>
      <text:p text:style-name="P151"/>
      <text:p text:style-name="P151"/>
      <text:p text:style-name="P10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7" text:outline-level="1"/>
      <text:h text:style-name="P178" text:outline-level="1">Software Component View</text:h>
      <text:list xml:id="list2908561694" text:style-name="L10">
        <text:list-item>
          <text:p text:style-name="P146">HFD, FWHM, Calc star center / CoG?, …. → astro_calc – library</text:p>
        </text:list-item>
        <text:list-item>
          <text:p text:style-name="P147">HFD UI, FWHM UI, 3d star profile UI, … → astro_calc_ui_qt_components – library, depends on astro_calc – library</text:p>
        </text:list-item>
        <text:list-item>
          <text:p text:style-name="P148">FoFi application – <text:span text:style-name="T84">all the frames (some UI frames may be extracted and reused later)</text:span></text:p>
        </text:list-item>
        <text:list-item>
          <text:p text:style-name="P149">TODO</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6:51:52.005421757</meta:creation-date>
    <dc:date>2018-03-30T13:11:10.418204505</dc:date>
    <meta:editing-duration>P2DT23H36M25S</meta:editing-duration>
    <meta:editing-cycles>502</meta:editing-cycles>
    <meta:generator>LibreOffice/5.4.2.2.0$Linux_X86_64 LibreOffice_project/40m0$Build-2</meta:generator>
    <meta:document-statistic meta:table-count="3" meta:image-count="0" meta:object-count="0" meta:page-count="21" meta:paragraph-count="280" meta:word-count="3321" meta:character-count="19304" meta:non-whitespace-character-count="16327"/>
  </office:meta>
</office:document-meta>
</file>